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Courier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Arial, sans-serif"/>
    <style:font-face style:name="monospace" svg:font-family="monospace, monospace"/>
  </office:font-face-decls>
  <office:automatic-styles>
    <style:style style:name="P1" style:family="paragraph" style:parent-style-name="Heading_20_2">
      <style:text-properties fo:color="#3ac1ef" loext:opacity="100%"/>
    </style:style>
    <style:style style:name="P2" style:family="paragraph" style:parent-style-name="Heading_20_2">
      <style:paragraph-properties fo:line-height="162%"/>
      <style:text-properties fo:color="#3ac1ef" loext:opacity="100%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160%" fo:orphans="2" fo:widows="2" fo:text-indent="0cm" style:auto-text-indent="false" fo:padding-left="0.529cm" fo:padding-right="0cm" fo:padding-top="0.45cm" fo:padding-bottom="0.45cm" fo:border-left="0.06pt solid #fff5ee" fo:border-right="none" fo:border-top="0.06pt solid #fff5ee" fo:border-bottom="0.06pt solid #fff5ee"/>
    </style:style>
    <style:style style:name="P4" style:family="paragraph" style:parent-style-name="Preformatted_20_Text">
      <style:paragraph-properties fo:margin-top="0cm" fo:margin-bottom="0cm" style:contextual-spacing="false" fo:line-height="160%" fo:orphans="2" fo:widows="2" fo:padding-left="0.529cm" fo:padding-right="0cm" fo:padding-top="0.45cm" fo:padding-bottom="0.45cm" fo:border-left="0.06pt solid #fff5ee" fo:border-right="none" fo:border-top="0.06pt solid #fff5ee" fo:border-bottom="0.06pt solid #fff5ee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Menlo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33333" loext:opacity="100%" style:font-name="Menlo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33333" loext:opacity="100%" fo:letter-spacing="normal"/>
    </style:style>
    <style:style style:name="T5" style:family="text">
      <style:text-properties fo:font-variant="normal" fo:text-transform="none" fo:color="#4271ae" loext:opacity="100%" style:font-name="Menlo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4d4d4c" loext:opacity="100%" style:font-name="Menlo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718c00" loext:opacity="100%" style:font-name="Menlo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8e908c" loext:opacity="100%" style:font-name="Menlo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8959a8" loext:opacity="100%" style:font-name="Menlo" fo:letter-spacing="normal" fo:font-style="normal" fo:font-weight="bold" loext:padding="0cm" loext:border="none"/>
    </style:style>
    <style:style style:name="T10" style:family="text">
      <style:text-properties fo:font-variant="normal" fo:text-transform="none" fo:color="#f5871f" loext:opacity="100%" style:font-name="Menlo" fo:letter-spacing="normal" fo:font-style="normal" fo:font-weight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1. Как проверить два объекта на идентичность?</text:h>
      <text:p text:style-name="P5"><text:line-break/><text:span text:style-name="T1">Оператор </text:span><text:span text:style-name="Source_20_Text"><text:span text:style-name="T2">is</text:span></text:span><text:span text:style-name="T4"> </text:span><text:span text:style-name="T1">возвращает </text:span><text:span text:style-name="Source_20_Text"><text:span text:style-name="T2">True</text:span></text:span><text:span text:style-name="T4"> </text:span><text:span text:style-name="T1">в том случае, если в две переменные записана ссылка на одну и ту же область памяти. Именно об этом идёт речь при разговоре об «идентичности объектов».</text:span><text:line-break/><text:line-break/><text:span text:style-name="T1">Не стоит путать </text:span><text:span text:style-name="Source_20_Text"><text:span text:style-name="T2">is</text:span></text:span><text:span text:style-name="T4"> </text:span><text:span text:style-name="T1">и </text:span><text:span text:style-name="Source_20_Text"><text:span text:style-name="T2">==</text:span></text:span><text:span text:style-name="T1">. Оператор </text:span><text:span text:style-name="Source_20_Text"><text:span text:style-name="T2">==</text:span></text:span><text:span text:style-name="T4"> </text:span><text:span text:style-name="T1">проверяет лишь равенство объектов.</text:span></text:p>
      <text:p text:style-name="P3"><text:span text:style-name="Source_20_Text"><text:span text:style-name="T5">animals</text:span></text:span><text:span text:style-name="Source_20_Text"><text:span text:style-name="T3">           </text:span></text:span><text:span text:style-name="Source_20_Text"><text:span text:style-name="T6">=</text:span></text:span><text:span text:style-name="Source_20_Text"><text:span text:style-name="T3"> [</text:span></text:span><text:span text:style-name="Source_20_Text"><text:span text:style-name="T7">'python'</text:span></text:span><text:span text:style-name="Source_20_Text"><text:span text:style-name="T3">,</text:span></text:span><text:span text:style-name="Source_20_Text"><text:span text:style-name="T7">'gopher'</text:span></text:span><text:span text:style-name="Source_20_Text"><text:span text:style-name="T3">]</text:span></text:span></text:p>
      <text:p text:style-name="P4"><text:span text:style-name="Source_20_Text"><text:span text:style-name="T5">more_animals</text:span></text:span><text:span text:style-name="Source_20_Text"><text:span text:style-name="T3">     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5">animals</text:span></text:span></text:p>
      <text:p text:style-name="P4"><text:span text:style-name="Source_20_Text"><text:span text:style-name="T5">print</text:span></text:span><text:span text:style-name="Source_20_Text"><text:span text:style-name="T3">(</text:span></text:span><text:span text:style-name="Source_20_Text"><text:span text:style-name="T5">animals</text:span></text:span><text:span text:style-name="Source_20_Text"><text:span text:style-name="T3"> </text:span></text:span><text:span text:style-name="Source_20_Text"><text:span text:style-name="T6">==</text:span></text:span><text:span text:style-name="Source_20_Text"><text:span text:style-name="T3"> </text:span></text:span><text:span text:style-name="Source_20_Text"><text:span text:style-name="T5">more_animals</text:span></text:span><text:span text:style-name="Source_20_Text"><text:span text:style-name="T3">) </text:span></text:span><text:span text:style-name="Source_20_Text"><text:span text:style-name="T8">#=&gt; True</text:span></text:span></text:p>
      <text:p text:style-name="P4"><text:span text:style-name="Source_20_Text"><text:span text:style-name="T5">print</text:span></text:span><text:span text:style-name="Source_20_Text"><text:span text:style-name="T3">(</text:span></text:span><text:span text:style-name="Source_20_Text"><text:span text:style-name="T5">animals</text:span></text:span><text:span text:style-name="Source_20_Text"><text:span text:style-name="T3"> </text:span></text:span><text:span text:style-name="Source_20_Text"><text:span text:style-name="T9">is</text:span></text:span><text:span text:style-name="Source_20_Text"><text:span text:style-name="T3"> </text:span></text:span><text:span text:style-name="Source_20_Text"><text:span text:style-name="T5">more_animals</text:span></text:span><text:span text:style-name="Source_20_Text"><text:span text:style-name="T3">) </text:span></text:span><text:span text:style-name="Source_20_Text"><text:span text:style-name="T8">#=&gt; True</text:span></text:span></text:p>
      <text:p text:style-name="P4"><text:span text:style-name="Source_20_Text"><text:span text:style-name="T5">even_more_animals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[</text:span></text:span><text:span text:style-name="Source_20_Text"><text:span text:style-name="T7">'python'</text:span></text:span><text:span text:style-name="Source_20_Text"><text:span text:style-name="T3">,</text:span></text:span><text:span text:style-name="Source_20_Text"><text:span text:style-name="T7">'gopher'</text:span></text:span><text:span text:style-name="Source_20_Text"><text:span text:style-name="T3">]</text:span></text:span></text:p>
      <text:p text:style-name="P4"><text:span text:style-name="Source_20_Text"><text:span text:style-name="T5">print</text:span></text:span><text:span text:style-name="Source_20_Text"><text:span text:style-name="T3">(</text:span></text:span><text:span text:style-name="Source_20_Text"><text:span text:style-name="T5">animals</text:span></text:span><text:span text:style-name="Source_20_Text"><text:span text:style-name="T3"> </text:span></text:span><text:span text:style-name="Source_20_Text"><text:span text:style-name="T6">==</text:span></text:span><text:span text:style-name="Source_20_Text"><text:span text:style-name="T3"> </text:span></text:span><text:span text:style-name="Source_20_Text"><text:span text:style-name="T5">even_more_animals</text:span></text:span><text:span text:style-name="Source_20_Text"><text:span text:style-name="T3">) </text:span></text:span><text:span text:style-name="Source_20_Text"><text:span text:style-name="T8">#=&gt; True</text:span></text:span></text:p>
      <text:p text:style-name="P4"><text:span text:style-name="Source_20_Text"><text:span text:style-name="T5">print</text:span></text:span><text:span text:style-name="Source_20_Text"><text:span text:style-name="T3">(</text:span></text:span><text:span text:style-name="Source_20_Text"><text:span text:style-name="T5">animals</text:span></text:span><text:span text:style-name="Source_20_Text"><text:span text:style-name="T3"> </text:span></text:span><text:span text:style-name="Source_20_Text"><text:span text:style-name="T9">is</text:span></text:span><text:span text:style-name="Source_20_Text"><text:span text:style-name="T3"> </text:span></text:span><text:span text:style-name="Source_20_Text"><text:span text:style-name="T5">even_more_animals</text:span></text:span><text:span text:style-name="Source_20_Text"><text:span text:style-name="T3">) </text:span></text:span><text:span text:style-name="Source_20_Text"><text:span text:style-name="T8">#=&gt; False</text:span></text:span></text:p>
      <text:p text:style-name="P5"><text:line-break/><text:span text:style-name="T1">Обратите внимание на то, что </text:span><text:span text:style-name="Source_20_Text"><text:span text:style-name="T2">animals</text:span></text:span><text:span text:style-name="T4"> </text:span><text:span text:style-name="T1">и </text:span><text:span text:style-name="Source_20_Text"><text:span text:style-name="T2">even_more_animals</text:span></text:span><text:span text:style-name="T4"> </text:span><text:span text:style-name="T1">не идентичны, хотя и равны друг другу.</text:span><text:line-break/><text:line-break/><text:span text:style-name="T1">Кроме того, существует функция </text:span><text:span text:style-name="Source_20_Text"><text:span text:style-name="T2">id()</text:span></text:span><text:span text:style-name="T1">, которая возвращает идентификатор адреса памяти, связанного с именем переменной. При вызове этой функции для двух идентичных объектов будет выдан один и тот же идентификатор.</text:span></text:p>
      <text:p text:style-name="P3"><text:span text:style-name="Source_20_Text"><text:span text:style-name="T5">name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7">'object'</text:span></text:span></text:p>
      <text:p text:style-name="P4"><text:span text:style-name="Source_20_Text"><text:span text:style-name="T5">id</text:span></text:span><text:span text:style-name="Source_20_Text"><text:span text:style-name="T3">(</text:span></text:span><text:span text:style-name="Source_20_Text"><text:span text:style-name="T5">name</text:span></text:span><text:span text:style-name="Source_20_Text"><text:span text:style-name="T3">)</text:span></text:span></text:p>
      <text:p text:style-name="P4"><text:span text:style-name="Source_20_Text"><text:span text:style-name="T8">#=&gt; 4408718312</text:span></text:span></text:p>
      <text:p text:style-name="Text_20_body"/>
      <text:h text:style-name="P2" text:outline-level="2">2. Как проверить то, что каждое слово в строке начинается с заглавной буквы?</text:h>
      <text:p text:style-name="P5"><text:line-break/><text:span text:style-name="T1">Существует строковый метод </text:span><text:span text:style-name="Source_20_Text"><text:span text:style-name="T2">istitle()</text:span></text:span><text:span text:style-name="T1">, который проверяет, начинается ли каждое слово в строке с заглавной буквы.</text:span></text:p>
      <text:p text:style-name="P3"><text:span text:style-name="Source_20_Text"><text:span text:style-name="T5">print</text:span></text:span><text:span text:style-name="Source_20_Text"><text:span text:style-name="T3">( </text:span></text:span><text:span text:style-name="Source_20_Text"><text:span text:style-name="T7">'The Hilton'</text:span></text:span><text:span text:style-name="Source_20_Text"><text:span text:style-name="T3">.</text:span></text:span><text:span text:style-name="Source_20_Text"><text:span text:style-name="T6">istitle</text:span></text:span><text:span text:style-name="Source_20_Text"><text:span text:style-name="T3">() ) </text:span></text:span><text:span text:style-name="Source_20_Text"><text:span text:style-name="T8">#=&gt; True</text:span></text:span></text:p>
      <text:p text:style-name="P4"><text:soft-page-break/><text:span text:style-name="Source_20_Text"><text:span text:style-name="T5">print</text:span></text:span><text:span text:style-name="Source_20_Text"><text:span text:style-name="T3">( </text:span></text:span><text:span text:style-name="Source_20_Text"><text:span text:style-name="T7">'The dog'</text:span></text:span><text:span text:style-name="Source_20_Text"><text:span text:style-name="T3">.</text:span></text:span><text:span text:style-name="Source_20_Text"><text:span text:style-name="T6">istitle</text:span></text:span><text:span text:style-name="Source_20_Text"><text:span text:style-name="T3">() ) </text:span></text:span><text:span text:style-name="Source_20_Text"><text:span text:style-name="T8">#=&gt; False</text:span></text:span></text:p>
      <text:p text:style-name="P4"><text:span text:style-name="Source_20_Text"><text:span text:style-name="T5">print</text:span></text:span><text:span text:style-name="Source_20_Text"><text:span text:style-name="T3">( </text:span></text:span><text:span text:style-name="Source_20_Text"><text:span text:style-name="T7">'sticky rice'</text:span></text:span><text:span text:style-name="Source_20_Text"><text:span text:style-name="T3">.</text:span></text:span><text:span text:style-name="Source_20_Text"><text:span text:style-name="T6">istitle</text:span></text:span><text:span text:style-name="Source_20_Text"><text:span text:style-name="T3">() ) </text:span></text:span><text:span text:style-name="Source_20_Text"><text:span text:style-name="T8">#=&gt; False</text:span></text:span></text:p>
      <text:p text:style-name="Text_20_body"/>
      <text:h text:style-name="P2" text:outline-level="2">3. Как проверить строку на вхождение в неё другой строки?</text:h>
      <text:p text:style-name="P5"><text:line-break/><text:span text:style-name="T1">Существует оператор </text:span><text:span text:style-name="Source_20_Text"><text:span text:style-name="T2">in</text:span></text:span><text:span text:style-name="T1">, который вернёт </text:span><text:span text:style-name="Source_20_Text"><text:span text:style-name="T2">True</text:span></text:span><text:span text:style-name="T4"> </text:span><text:span text:style-name="T1">в том случае, если строка содержит искомую подстроку.</text:span></text:p>
      <text:p text:style-name="P3"><text:span text:style-name="Source_20_Text"><text:span text:style-name="T5">print</text:span></text:span><text:span text:style-name="Source_20_Text"><text:span text:style-name="T3">( </text:span></text:span><text:span text:style-name="Source_20_Text"><text:span text:style-name="T7">'plane'</text:span></text:span><text:span text:style-name="Source_20_Text"><text:span text:style-name="T3"> </text:span></text:span><text:span text:style-name="Source_20_Text"><text:span text:style-name="T9">in</text:span></text:span><text:span text:style-name="Source_20_Text"><text:span text:style-name="T3"> </text:span></text:span><text:span text:style-name="Source_20_Text"><text:span text:style-name="T7">'The worlds fastest plane'</text:span></text:span><text:span text:style-name="Source_20_Text"><text:span text:style-name="T3"> ) </text:span></text:span><text:span text:style-name="Source_20_Text"><text:span text:style-name="T8">#=&gt; True</text:span></text:span></text:p>
      <text:p text:style-name="P4"><text:span text:style-name="Source_20_Text"><text:span text:style-name="T5">print</text:span></text:span><text:span text:style-name="Source_20_Text"><text:span text:style-name="T3">( </text:span></text:span><text:span text:style-name="Source_20_Text"><text:span text:style-name="T7">'car'</text:span></text:span><text:span text:style-name="Source_20_Text"><text:span text:style-name="T3"> </text:span></text:span><text:span text:style-name="Source_20_Text"><text:span text:style-name="T9">in</text:span></text:span><text:span text:style-name="Source_20_Text"><text:span text:style-name="T3"> </text:span></text:span><text:span text:style-name="Source_20_Text"><text:span text:style-name="T7">'The worlds fastest plane'</text:span></text:span><text:span text:style-name="Source_20_Text"><text:span text:style-name="T3"> ) </text:span></text:span><text:span text:style-name="Source_20_Text"><text:span text:style-name="T8">#=&gt; False</text:span></text:span></text:p>
      <text:p text:style-name="Text_20_body"/>
      <text:h text:style-name="P2" text:outline-level="2">4. Как найти индекс первого вхождения подстроки в строку?</text:h>
      <text:p text:style-name="P5"><text:line-break/><text:span text:style-name="T1">Есть два метода, возвращающих индекс первого вхождения подстроки в строку. Это — </text:span><text:span text:style-name="Source_20_Text"><text:span text:style-name="T2">find()</text:span></text:span><text:span text:style-name="T4"> </text:span><text:span text:style-name="T1">и </text:span><text:span text:style-name="Source_20_Text"><text:span text:style-name="T2">index()</text:span></text:span><text:span text:style-name="T1">. У каждого из них есть определённые особенности.</text:span><text:line-break/><text:line-break/><text:span text:style-name="T1">Метод </text:span><text:span text:style-name="Source_20_Text"><text:span text:style-name="T2">find()</text:span></text:span><text:span text:style-name="T4"> </text:span><text:span text:style-name="T1">возвращает </text:span><text:span text:style-name="Source_20_Text"><text:span text:style-name="T2">-1</text:span></text:span><text:span text:style-name="T4"> </text:span><text:span text:style-name="T1">в том случае, если искомая подстрока в строке не найдена.</text:span></text:p>
      <text:p text:style-name="P3"><text:span text:style-name="Source_20_Text"><text:span text:style-name="T7">'The worlds fastest plane'</text:span></text:span><text:span text:style-name="Source_20_Text"><text:span text:style-name="T3">.</text:span></text:span><text:span text:style-name="Source_20_Text"><text:span text:style-name="T6">find</text:span></text:span><text:span text:style-name="Source_20_Text"><text:span text:style-name="T3">(</text:span></text:span><text:span text:style-name="Source_20_Text"><text:span text:style-name="T7">'plane'</text:span></text:span><text:span text:style-name="Source_20_Text"><text:span text:style-name="T3">) </text:span></text:span><text:span text:style-name="Source_20_Text"><text:span text:style-name="T8">#=&gt; 19</text:span></text:span></text:p>
      <text:p text:style-name="P4"><text:span text:style-name="Source_20_Text"><text:span text:style-name="T7">'The worlds fastest plane'</text:span></text:span><text:span text:style-name="Source_20_Text"><text:span text:style-name="T3">.</text:span></text:span><text:span text:style-name="Source_20_Text"><text:span text:style-name="T6">find</text:span></text:span><text:span text:style-name="Source_20_Text"><text:span text:style-name="T3">(</text:span></text:span><text:span text:style-name="Source_20_Text"><text:span text:style-name="T7">'car'</text:span></text:span><text:span text:style-name="Source_20_Text"><text:span text:style-name="T3">) </text:span></text:span><text:span text:style-name="Source_20_Text"><text:span text:style-name="T8">#=&gt; -1</text:span></text:span></text:p>
      <text:p text:style-name="P5"><text:line-break/><text:span text:style-name="T1">Метод </text:span><text:span text:style-name="Source_20_Text"><text:span text:style-name="T2">index()</text:span></text:span><text:span text:style-name="T4"> </text:span><text:span text:style-name="T1">в подобной ситуации выбрасывает ошибку </text:span><text:span text:style-name="Source_20_Text"><text:span text:style-name="T2">ValueError</text:span></text:span><text:span text:style-name="T1">.</text:span></text:p>
      <text:p text:style-name="P3"><text:span text:style-name="Source_20_Text"><text:span text:style-name="T7">'The worlds fastest plane'</text:span></text:span><text:span text:style-name="Source_20_Text"><text:span text:style-name="T3">.</text:span></text:span><text:span text:style-name="Source_20_Text"><text:span text:style-name="T6">index</text:span></text:span><text:span text:style-name="Source_20_Text"><text:span text:style-name="T3">(</text:span></text:span><text:span text:style-name="Source_20_Text"><text:span text:style-name="T7">'plane'</text:span></text:span><text:span text:style-name="Source_20_Text"><text:span text:style-name="T3">) </text:span></text:span><text:span text:style-name="Source_20_Text"><text:span text:style-name="T8">#=&gt; 19</text:span></text:span></text:p>
      <text:p text:style-name="P4"><text:span text:style-name="Source_20_Text"><text:span text:style-name="T7">'The worlds fastest plane'</text:span></text:span><text:span text:style-name="Source_20_Text"><text:span text:style-name="T3">.</text:span></text:span><text:span text:style-name="Source_20_Text"><text:span text:style-name="T6">index</text:span></text:span><text:span text:style-name="Source_20_Text"><text:span text:style-name="T3">(</text:span></text:span><text:span text:style-name="Source_20_Text"><text:span text:style-name="T7">'car'</text:span></text:span><text:span text:style-name="Source_20_Text"><text:span text:style-name="T3">) </text:span></text:span><text:span text:style-name="Source_20_Text"><text:span text:style-name="T8">#=&gt; ValueError: substring not found</text:span></text:span></text:p>
      <text:p text:style-name="Text_20_body"/>
      <text:h text:style-name="P2" text:outline-level="2"><text:soft-page-break/>5. Как подсчитать количество символов в строке?</text:h>
      <text:p text:style-name="P5"><text:line-break/><text:span text:style-name="T1">Функция </text:span><text:span text:style-name="Source_20_Text"><text:span text:style-name="T2">len()</text:span></text:span><text:span text:style-name="T4"> </text:span><text:span text:style-name="T1">возвращает длину строки.</text:span></text:p>
      <text:p text:style-name="P3"><text:span text:style-name="Source_20_Text"><text:span text:style-name="T5">len</text:span></text:span><text:span text:style-name="Source_20_Text"><text:span text:style-name="T3">(</text:span></text:span><text:span text:style-name="Source_20_Text"><text:span text:style-name="T7">'The first president of the organization..'</text:span></text:span><text:span text:style-name="Source_20_Text"><text:span text:style-name="T3">) </text:span></text:span><text:span text:style-name="Source_20_Text"><text:span text:style-name="T8">#=&gt; 41</text:span></text:span></text:p>
      <text:p text:style-name="Text_20_body"/>
      <text:h text:style-name="P2" text:outline-level="2">6. Как подсчитать то, сколько раз определённый символ встречается в строке?</text:h>
      <text:p text:style-name="P5"><text:line-break/><text:span text:style-name="T1">Ответить на этот вопрос нам поможет метод </text:span><text:span text:style-name="Source_20_Text"><text:span text:style-name="T2">count()</text:span></text:span><text:span text:style-name="T1">, который возвращает количество вхождений в строку заданного символа.</text:span></text:p>
      <text:p text:style-name="P3"><text:span text:style-name="Source_20_Text"><text:span text:style-name="T7">'The first president of the organization..'</text:span></text:span><text:span text:style-name="Source_20_Text"><text:span text:style-name="T3">.</text:span></text:span><text:span text:style-name="Source_20_Text"><text:span text:style-name="T6">count</text:span></text:span><text:span text:style-name="Source_20_Text"><text:span text:style-name="T3">(</text:span></text:span><text:span text:style-name="Source_20_Text"><text:span text:style-name="T7">'o'</text:span></text:span><text:span text:style-name="Source_20_Text"><text:span text:style-name="T3">) </text:span></text:span><text:span text:style-name="Source_20_Text"><text:span text:style-name="T8">#=&gt; 3</text:span></text:span></text:p>
      <text:p text:style-name="Text_20_body"/>
      <text:h text:style-name="P2" text:outline-level="2">7. Как сделать первый символ строки заглавной буквой?</text:h>
      <text:p text:style-name="P5"><text:line-break/><text:span text:style-name="T1">Для того чтобы это сделать, можно воспользоваться методом </text:span><text:span text:style-name="Source_20_Text"><text:span text:style-name="T2">capitalize()</text:span></text:span><text:span text:style-name="T1">.</text:span></text:p>
      <text:p text:style-name="P3"><text:span text:style-name="Source_20_Text"><text:span text:style-name="T7">'florida dolphins'</text:span></text:span><text:span text:style-name="Source_20_Text"><text:span text:style-name="T3">.</text:span></text:span><text:span text:style-name="Source_20_Text"><text:span text:style-name="T6">capitalize</text:span></text:span><text:span text:style-name="Source_20_Text"><text:span text:style-name="T3">() </text:span></text:span><text:span text:style-name="Source_20_Text"><text:span text:style-name="T8">#=&gt; 'Florida dolphins'</text:span></text:span></text:p>
      <text:p text:style-name="Text_20_body"/>
      <text:h text:style-name="P2" text:outline-level="2">8. Что такое f-строки и как ими пользоваться?</text:h>
      <text:p text:style-name="P5"><text:line-break/><text:span text:style-name="T1">В Python 3.6 появилась новая возможность — так называемые «f-строки». Их применение чрезвычайно упрощает интерполяцию строк. Использование f-строк напоминает применение метода </text:span><text:span text:style-name="Source_20_Text"><text:span text:style-name="T2">format()</text:span></text:span><text:span text:style-name="T1">.</text:span><text:line-break/><text:line-break/><text:span text:style-name="T1">При объявлении f-строк перед открывающей кавычкой пишется буква </text:span><text:span text:style-name="Source_20_Text"><text:span text:style-name="T2">f</text:span></text:span><text:span text:style-name="T1">.</text:span></text:p>
      <text:p text:style-name="P3"><text:span text:style-name="Source_20_Text"><text:span text:style-name="T5">name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7">'Chris'</text:span></text:span></text:p>
      <text:p text:style-name="P4"><text:span text:style-name="Source_20_Text"><text:span text:style-name="T5">food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7">'creme brulee'</text:span></text:span></text:p>
      <text:p text:style-name="P4"><text:soft-page-break/><text:span text:style-name="Source_20_Text"><text:span text:style-name="T7">f'Hello. My name is </text:span></text:span><text:span text:style-name="Source_20_Text"><text:span text:style-name="T3">{</text:span></text:span><text:span text:style-name="Source_20_Text"><text:span text:style-name="T5">name</text:span></text:span><text:span text:style-name="Source_20_Text"><text:span text:style-name="T3">}</text:span></text:span><text:span text:style-name="Source_20_Text"><text:span text:style-name="T7"> and I like </text:span></text:span><text:span text:style-name="Source_20_Text"><text:span text:style-name="T3">{</text:span></text:span><text:span text:style-name="Source_20_Text"><text:span text:style-name="T5">food</text:span></text:span><text:span text:style-name="Source_20_Text"><text:span text:style-name="T3">}</text:span></text:span><text:span text:style-name="Source_20_Text"><text:span text:style-name="T7">.'</text:span></text:span></text:p>
      <text:p text:style-name="P4"><text:span text:style-name="Source_20_Text"><text:span text:style-name="T8">#=&gt; 'Hello. My name is Chris and I like creme brulee'</text:span></text:span></text:p>
      <text:p text:style-name="Text_20_body"/>
      <text:h text:style-name="P2" text:outline-level="2">9. Как найти подстроку в заданной части строки?</text:h>
      <text:p text:style-name="P5"><text:line-break/><text:span text:style-name="T1">Метод </text:span><text:span text:style-name="Source_20_Text"><text:span text:style-name="T2">index()</text:span></text:span><text:span text:style-name="T4"> </text:span><text:span text:style-name="T1">можно вызывать, передавая ему необязательные аргументы, представляющие индекс начального и конечного фрагмента строки, в пределах которых и нужно осуществлять поиск подстроки.</text:span></text:p>
      <text:p text:style-name="P3"><text:span text:style-name="Source_20_Text"><text:span text:style-name="T7">'the happiest person in the whole wide world.'</text:span></text:span><text:span text:style-name="Source_20_Text"><text:span text:style-name="T3">.</text:span></text:span><text:span text:style-name="Source_20_Text"><text:span text:style-name="T6">index</text:span></text:span><text:span text:style-name="Source_20_Text"><text:span text:style-name="T3">(</text:span></text:span><text:span text:style-name="Source_20_Text"><text:span text:style-name="T7">'the'</text:span></text:span><text:span text:style-name="Source_20_Text"><text:span text:style-name="T3">,</text:span></text:span><text:span text:style-name="Source_20_Text"><text:span text:style-name="T10">10</text:span></text:span><text:span text:style-name="Source_20_Text"><text:span text:style-name="T3">,</text:span></text:span><text:span text:style-name="Source_20_Text"><text:span text:style-name="T10">44</text:span></text:span><text:span text:style-name="Source_20_Text"><text:span text:style-name="T3">)</text:span></text:span></text:p>
      <text:p text:style-name="P4"><text:span text:style-name="Source_20_Text"><text:span text:style-name="T8">#=&gt; 23</text:span></text:span></text:p>
      <text:p text:style-name="P5"><text:line-break/><text:span text:style-name="T1">Обратите внимание на то, что вышеприведённая конструкция возвращает </text:span><text:span text:style-name="Source_20_Text"><text:span text:style-name="T2">23</text:span></text:span><text:span text:style-name="T1">, а не </text:span><text:span text:style-name="Source_20_Text"><text:span text:style-name="T2">0</text:span></text:span><text:span text:style-name="T1">, как было бы, не ограничь мы поиск.</text:span></text:p>
      <text:p text:style-name="P3"><text:span text:style-name="Source_20_Text"><text:span text:style-name="T7">'the happiest person in the whole wide world.'</text:span></text:span><text:span text:style-name="Source_20_Text"><text:span text:style-name="T3">.</text:span></text:span><text:span text:style-name="Source_20_Text"><text:span text:style-name="T6">index</text:span></text:span><text:span text:style-name="Source_20_Text"><text:span text:style-name="T3">(</text:span></text:span><text:span text:style-name="Source_20_Text"><text:span text:style-name="T7">'the'</text:span></text:span><text:span text:style-name="Source_20_Text"><text:span text:style-name="T3">)</text:span></text:span></text:p>
      <text:p text:style-name="P4"><text:span text:style-name="Source_20_Text"><text:span text:style-name="T8">#=&gt; 0</text:span></text:span></text:p>
      <text:p text:style-name="Text_20_body"/>
      <text:h text:style-name="P2" text:outline-level="2">10. Как вставить содержимое переменной в строку, воспользовавшись методом format()?</text:h>
      <text:p text:style-name="P5"><text:line-break/><text:span text:style-name="T1">Метод </text:span><text:span text:style-name="Source_20_Text"><text:span text:style-name="T2">format()</text:span></text:span><text:span text:style-name="T4"> </text:span><text:span text:style-name="T1">позволяет добиваться результатов, сходных с теми, которые можно получить, применяя f-строки. Правда, я полагаю, что использовать </text:span><text:span text:style-name="Source_20_Text"><text:span text:style-name="T2">format()</text:span></text:span><text:span text:style-name="T4"> </text:span><text:span text:style-name="T1">не так удобно, так как все переменные приходится указывать в качестве аргументов </text:span><text:span text:style-name="Source_20_Text"><text:span text:style-name="T2">format()</text:span></text:span><text:span text:style-name="T1">.</text:span></text:p>
      <text:p text:style-name="P3"><text:span text:style-name="Source_20_Text"><text:span text:style-name="T5">difficulty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7">'easy'</text:span></text:span></text:p>
      <text:p text:style-name="P4"><text:span text:style-name="Source_20_Text"><text:span text:style-name="T5">thing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7">'exam'</text:span></text:span></text:p>
      <text:p text:style-name="P4"><text:span text:style-name="Source_20_Text"><text:span text:style-name="T7">'That {} was {}!'</text:span></text:span><text:span text:style-name="Source_20_Text"><text:span text:style-name="T3">.</text:span></text:span><text:span text:style-name="Source_20_Text"><text:span text:style-name="T6">format</text:span></text:span><text:span text:style-name="Source_20_Text"><text:span text:style-name="T3">(</text:span></text:span><text:span text:style-name="Source_20_Text"><text:span text:style-name="T5">thing</text:span></text:span><text:span text:style-name="Source_20_Text"><text:span text:style-name="T3">, </text:span></text:span><text:span text:style-name="Source_20_Text"><text:span text:style-name="T5">difficulty</text:span></text:span><text:span text:style-name="Source_20_Text"><text:span text:style-name="T3">)</text:span></text:span></text:p>
      <text:p text:style-name="P4"><text:span text:style-name="Source_20_Text"><text:span text:style-name="T8">#=&gt; 'That exam was easy!'</text:span></text:span></text:p>
      <text:p text:style-name="Text_20_body"/>
      <text:h text:style-name="P2" text:outline-level="2"><text:soft-page-break/>11. Как узнать о том, что в строке содержатся только цифры?</text:h>
      <text:p text:style-name="P5"><text:line-break/><text:span text:style-name="T1">Существует метод </text:span><text:span text:style-name="Source_20_Text"><text:span text:style-name="T2">isnumeric()</text:span></text:span><text:span text:style-name="T1">, который возвращает </text:span><text:span text:style-name="Source_20_Text"><text:span text:style-name="T2">True</text:span></text:span><text:span text:style-name="T4"> </text:span><text:span text:style-name="T1">в том случае, если все символы, входящие в строку, являются цифрами.</text:span></text:p>
      <text:p text:style-name="P3"><text:span text:style-name="Source_20_Text"><text:span text:style-name="T7">'80000'</text:span></text:span><text:span text:style-name="Source_20_Text"><text:span text:style-name="T3">.</text:span></text:span><text:span text:style-name="Source_20_Text"><text:span text:style-name="T6">isnumeric</text:span></text:span><text:span text:style-name="Source_20_Text"><text:span text:style-name="T3">() </text:span></text:span><text:span text:style-name="Source_20_Text"><text:span text:style-name="T8">#=&gt; True</text:span></text:span></text:p>
      <text:p text:style-name="P5"><text:line-break/><text:span text:style-name="T1">Используя этот метод, учитывайте то, что знаки препинания он цифрами не считает.</text:span></text:p>
      <text:p text:style-name="P3"><text:span text:style-name="Source_20_Text"><text:span text:style-name="T7">'1.0'</text:span></text:span><text:span text:style-name="Source_20_Text"><text:span text:style-name="T3">.</text:span></text:span><text:span text:style-name="Source_20_Text"><text:span text:style-name="T6">isnumeric</text:span></text:span><text:span text:style-name="Source_20_Text"><text:span text:style-name="T3">() </text:span></text:span><text:span text:style-name="Source_20_Text"><text:span text:style-name="T8">#=&gt; False</text:span></text:span></text:p>
      <text:p text:style-name="Text_20_body"/>
      <text:h text:style-name="P2" text:outline-level="2">12. Как разделить строку по заданному символу?</text:h>
      <text:p text:style-name="P5"><text:line-break/><text:span text:style-name="T1">Здесь нам поможет метод </text:span><text:span text:style-name="Source_20_Text"><text:span text:style-name="T2">split()</text:span></text:span><text:span text:style-name="T1">, который разбивает строку по заданному символу или по нескольким символам.</text:span></text:p>
      <text:p text:style-name="P3"><text:span text:style-name="Source_20_Text"><text:span text:style-name="T7">'This is great'</text:span></text:span><text:span text:style-name="Source_20_Text"><text:span text:style-name="T3">.</text:span></text:span><text:span text:style-name="Source_20_Text"><text:span text:style-name="T6">split</text:span></text:span><text:span text:style-name="Source_20_Text"><text:span text:style-name="T3">(</text:span></text:span><text:span text:style-name="Source_20_Text"><text:span text:style-name="T7">' '</text:span></text:span><text:span text:style-name="Source_20_Text"><text:span text:style-name="T3">)</text:span></text:span></text:p>
      <text:p text:style-name="P4"><text:span text:style-name="Source_20_Text"><text:span text:style-name="T8">#=&gt; ['This', 'is', 'great']</text:span></text:span></text:p>
      <text:p text:style-name="P4"><text:span text:style-name="Source_20_Text"><text:span text:style-name="T7">'not--so--great'</text:span></text:span><text:span text:style-name="Source_20_Text"><text:span text:style-name="T3">.</text:span></text:span><text:span text:style-name="Source_20_Text"><text:span text:style-name="T6">split</text:span></text:span><text:span text:style-name="Source_20_Text"><text:span text:style-name="T3">(</text:span></text:span><text:span text:style-name="Source_20_Text"><text:span text:style-name="T7">'--'</text:span></text:span><text:span text:style-name="Source_20_Text"><text:span text:style-name="T3">)</text:span></text:span></text:p>
      <text:p text:style-name="P4"><text:span text:style-name="Source_20_Text"><text:span text:style-name="T8">#=&gt; ['not', 'so', 'great']</text:span></text:span></text:p>
      <text:p text:style-name="Text_20_body"/>
      <text:h text:style-name="P2" text:outline-level="2">13. Как проверить строку на то, что она составлена только из строчных букв?</text:h>
      <text:p text:style-name="P5"><text:line-break/><text:span text:style-name="T1">Метод </text:span><text:span text:style-name="Source_20_Text"><text:span text:style-name="T2">islower()</text:span></text:span><text:span text:style-name="T4"> </text:span><text:span text:style-name="T1">возвращает </text:span><text:span text:style-name="Source_20_Text"><text:span text:style-name="T2">True</text:span></text:span><text:span text:style-name="T4"> </text:span><text:span text:style-name="T1">только в том случае, если строка составлена исключительно из строчных букв.</text:span></text:p>
      <text:p text:style-name="P3"><text:span text:style-name="Source_20_Text"><text:span text:style-name="T7">'all lower case'</text:span></text:span><text:span text:style-name="Source_20_Text"><text:span text:style-name="T3">.</text:span></text:span><text:span text:style-name="Source_20_Text"><text:span text:style-name="T6">islower</text:span></text:span><text:span text:style-name="Source_20_Text"><text:span text:style-name="T3">() </text:span></text:span><text:span text:style-name="Source_20_Text"><text:span text:style-name="T8">#=&gt; True</text:span></text:span></text:p>
      <text:p text:style-name="P4"><text:span text:style-name="Source_20_Text"><text:span text:style-name="T7">'not aLL lowercase'</text:span></text:span><text:span text:style-name="Source_20_Text"><text:span text:style-name="T3">.</text:span></text:span><text:span text:style-name="Source_20_Text"><text:span text:style-name="T6">islower</text:span></text:span><text:span text:style-name="Source_20_Text"><text:span text:style-name="T3">() </text:span></text:span><text:span text:style-name="Source_20_Text"><text:span text:style-name="T8"># False</text:span></text:span></text:p>
      <text:p text:style-name="Text_20_body"><text:soft-page-break/></text:p>
      <text:h text:style-name="P2" text:outline-level="2">14. Как проверить то, что строка начинается со строчной буквы?</text:h>
      <text:p text:style-name="P5"><text:line-break/><text:span text:style-name="T1">Сделать это можно, вызвав вышеописанный метод </text:span><text:span text:style-name="Source_20_Text"><text:span text:style-name="T2">islower()</text:span></text:span><text:span text:style-name="T4"> </text:span><text:span text:style-name="T1">для первого символа строки.</text:span></text:p>
      <text:p text:style-name="P3"><text:span text:style-name="Source_20_Text"><text:span text:style-name="T7">'aPPLE'</text:span></text:span><text:span text:style-name="Source_20_Text"><text:span text:style-name="T3">[</text:span></text:span><text:span text:style-name="Source_20_Text"><text:span text:style-name="T10">0</text:span></text:span><text:span text:style-name="Source_20_Text"><text:span text:style-name="T3">].</text:span></text:span><text:span text:style-name="Source_20_Text"><text:span text:style-name="T6">islower</text:span></text:span><text:span text:style-name="Source_20_Text"><text:span text:style-name="T3">() </text:span></text:span><text:span text:style-name="Source_20_Text"><text:span text:style-name="T8">#=&gt; True</text:span></text:span></text:p>
      <text:p text:style-name="Text_20_body"/>
      <text:h text:style-name="P2" text:outline-level="2">15. Можно ли в Python прибавить целое число к строке?</text:h>
      <text:p text:style-name="P5"><text:line-break/><text:span text:style-name="T1">В некоторых языках это возможно, но Python при попытке выполнения подобной операции будет выдана ошибка </text:span><text:span text:style-name="Source_20_Text"><text:span text:style-name="T2">TypeError</text:span></text:span><text:span text:style-name="T1">.</text:span></text:p>
      <text:p text:style-name="P3"><text:span text:style-name="Source_20_Text"><text:span text:style-name="T7">'Ten'</text:span></text:span><text:span text:style-name="Source_20_Text"><text:span text:style-name="T3"> </text:span></text:span><text:span text:style-name="Source_20_Text"><text:span text:style-name="T6">+</text:span></text:span><text:span text:style-name="Source_20_Text"><text:span text:style-name="T3"> </text:span></text:span><text:span text:style-name="Source_20_Text"><text:span text:style-name="T10">10</text:span></text:span><text:span text:style-name="Source_20_Text"><text:span text:style-name="T3"> </text:span></text:span><text:span text:style-name="Source_20_Text"><text:span text:style-name="T8">#=&gt; TypeError</text:span></text:span></text:p>
      <text:p text:style-name="Text_20_body"/>
      <text:h text:style-name="P2" text:outline-level="2">16. Как «перевернуть» строку?</text:h>
      <text:p text:style-name="P5"><text:line-break/><text:span text:style-name="T1">Для того чтобы «перевернуть» строку, её можно разбить, представив в виде списка символов, «перевернуть» список, и, объединив его элементы, сформировать новую строку.</text:span></text:p>
      <text:p text:style-name="P3"><text:span text:style-name="Source_20_Text"><text:span text:style-name="T7">''</text:span></text:span><text:span text:style-name="Source_20_Text"><text:span text:style-name="T3">.</text:span></text:span><text:span text:style-name="Source_20_Text"><text:span text:style-name="T6">join</text:span></text:span><text:span text:style-name="Source_20_Text"><text:span text:style-name="T3">(</text:span></text:span><text:span text:style-name="Source_20_Text"><text:span text:style-name="T5">reversed</text:span></text:span><text:span text:style-name="Source_20_Text"><text:span text:style-name="T3">(</text:span></text:span><text:span text:style-name="Source_20_Text"><text:span text:style-name="T7">"hello world"</text:span></text:span><text:span text:style-name="Source_20_Text"><text:span text:style-name="T3">))</text:span></text:span></text:p>
      <text:p text:style-name="P4"><text:span text:style-name="Source_20_Text"><text:span text:style-name="T8">#=&gt; 'dlrow olleh'</text:span></text:span></text:p>
      <text:p text:style-name="Text_20_body"/>
      <text:h text:style-name="P2" text:outline-level="2"><text:soft-page-break/>17. Как объединить список строк в одну строку, элементы которой разделены дефисами?</text:h>
      <text:p text:style-name="P5"><text:line-break/><text:span text:style-name="T1">Метод </text:span><text:span text:style-name="Source_20_Text"><text:span text:style-name="T2">join()</text:span></text:span><text:span text:style-name="T4"> </text:span><text:span text:style-name="T1">умеет объединять элементы списков в строки, разделяя отдельные строки с использованием заданного символа.</text:span></text:p>
      <text:p text:style-name="P3"><text:span text:style-name="Source_20_Text"><text:span text:style-name="T7">'-'</text:span></text:span><text:span text:style-name="Source_20_Text"><text:span text:style-name="T3">.</text:span></text:span><text:span text:style-name="Source_20_Text"><text:span text:style-name="T6">join</text:span></text:span><text:span text:style-name="Source_20_Text"><text:span text:style-name="T3">([</text:span></text:span><text:span text:style-name="Source_20_Text"><text:span text:style-name="T7">'a'</text:span></text:span><text:span text:style-name="Source_20_Text"><text:span text:style-name="T3">,</text:span></text:span><text:span text:style-name="Source_20_Text"><text:span text:style-name="T7">'b'</text:span></text:span><text:span text:style-name="Source_20_Text"><text:span text:style-name="T3">,</text:span></text:span><text:span text:style-name="Source_20_Text"><text:span text:style-name="T7">'c'</text:span></text:span><text:span text:style-name="Source_20_Text"><text:span text:style-name="T3">])</text:span></text:span></text:p>
      <text:p text:style-name="P4"><text:span text:style-name="Source_20_Text"><text:span text:style-name="T8">#=&gt; 'a-b-c'</text:span></text:span></text:p>
      <text:p text:style-name="Text_20_body"/>
      <text:h text:style-name="P2" text:outline-level="2">18. Как узнать о том, что все символы строки входят в ASCII?</text:h>
      <text:p text:style-name="P5"><text:line-break/><text:span text:style-name="T1">Метод </text:span><text:span text:style-name="Source_20_Text"><text:span text:style-name="T2">isascii()</text:span></text:span><text:span text:style-name="T4"> </text:span><text:span text:style-name="T1">возвращает </text:span><text:span text:style-name="Source_20_Text"><text:span text:style-name="T2">True</text:span></text:span><text:span text:style-name="T4"> </text:span><text:span text:style-name="T1">в том случае, если все символы, имеющиеся в строке, входят в ASCII.</text:span></text:p>
      <text:p text:style-name="P3"><text:span text:style-name="Source_20_Text"><text:span text:style-name="T5">print</text:span></text:span><text:span text:style-name="Source_20_Text"><text:span text:style-name="T3">( </text:span></text:span><text:span text:style-name="Source_20_Text"><text:span text:style-name="T7">'Â'</text:span></text:span><text:span text:style-name="Source_20_Text"><text:span text:style-name="T3">.</text:span></text:span><text:span text:style-name="Source_20_Text"><text:span text:style-name="T6">isascii</text:span></text:span><text:span text:style-name="Source_20_Text"><text:span text:style-name="T3">() ) </text:span></text:span><text:span text:style-name="Source_20_Text"><text:span text:style-name="T8">#=&gt; False</text:span></text:span></text:p>
      <text:p text:style-name="P4"><text:span text:style-name="Source_20_Text"><text:span text:style-name="T5">print</text:span></text:span><text:span text:style-name="Source_20_Text"><text:span text:style-name="T3">( </text:span></text:span><text:span text:style-name="Source_20_Text"><text:span text:style-name="T7">'A'</text:span></text:span><text:span text:style-name="Source_20_Text"><text:span text:style-name="T3">.</text:span></text:span><text:span text:style-name="Source_20_Text"><text:span text:style-name="T6">isascii</text:span></text:span><text:span text:style-name="Source_20_Text"><text:span text:style-name="T3">() ) </text:span></text:span><text:span text:style-name="Source_20_Text"><text:span text:style-name="T8">#=&gt; True</text:span></text:span></text:p>
      <text:p text:style-name="Text_20_body"/>
      <text:h text:style-name="P2" text:outline-level="2">19. Как привести всю строку к верхнему или нижнему регистру?</text:h>
      <text:p text:style-name="P5"><text:line-break/><text:span text:style-name="T1">Для решения этих задач можно воспользоваться методами </text:span><text:span text:style-name="Source_20_Text"><text:span text:style-name="T2">upper()</text:span></text:span><text:span text:style-name="T4"> </text:span><text:span text:style-name="T1">и </text:span><text:span text:style-name="Source_20_Text"><text:span text:style-name="T2">lower()</text:span></text:span><text:span text:style-name="T1">, которые, соответственно, приводят все символы строк к верхнему и нижнему регистрам.</text:span></text:p>
      <text:p text:style-name="P3"><text:span text:style-name="Source_20_Text"><text:span text:style-name="T5">sentence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7">'The Cat in the Hat'</text:span></text:span></text:p>
      <text:p text:style-name="P4"><text:span text:style-name="Source_20_Text"><text:span text:style-name="T5">sentence</text:span></text:span><text:span text:style-name="Source_20_Text"><text:span text:style-name="T3">.</text:span></text:span><text:span text:style-name="Source_20_Text"><text:span text:style-name="T6">upper</text:span></text:span><text:span text:style-name="Source_20_Text"><text:span text:style-name="T3">() </text:span></text:span><text:span text:style-name="Source_20_Text"><text:span text:style-name="T8">#=&gt; 'THE CAT IN THE HAT'</text:span></text:span></text:p>
      <text:p text:style-name="P4"><text:span text:style-name="Source_20_Text"><text:span text:style-name="T5">sentence</text:span></text:span><text:span text:style-name="Source_20_Text"><text:span text:style-name="T3">.</text:span></text:span><text:span text:style-name="Source_20_Text"><text:span text:style-name="T6">lower</text:span></text:span><text:span text:style-name="Source_20_Text"><text:span text:style-name="T3">() </text:span></text:span><text:span text:style-name="Source_20_Text"><text:span text:style-name="T8">#=&gt; 'the cat in the hat'</text:span></text:span></text:p>
      <text:p text:style-name="Text_20_body"/>
      <text:h text:style-name="P2" text:outline-level="2"><text:soft-page-break/>20. Как преобразовать первый и последний символы строки к верхнему регистру?</text:h>
      <text:p text:style-name="P5"><text:line-break/><text:span text:style-name="T1">Тут, как и в одном из предыдущих примеров, мы будем обращаться к символам строки по индексам. Строки в Python иммутабельны, поэтому мы будем заниматься сборкой новой строки на основе существующей.</text:span></text:p>
      <text:p text:style-name="P3"><text:span text:style-name="Source_20_Text"><text:span text:style-name="T5">animal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7">'fish'</text:span></text:span></text:p>
      <text:p text:style-name="P4"><text:span text:style-name="Source_20_Text"><text:span text:style-name="T5">animal</text:span></text:span><text:span text:style-name="Source_20_Text"><text:span text:style-name="T3">[</text:span></text:span><text:span text:style-name="Source_20_Text"><text:span text:style-name="T10">0</text:span></text:span><text:span text:style-name="Source_20_Text"><text:span text:style-name="T3">].</text:span></text:span><text:span text:style-name="Source_20_Text"><text:span text:style-name="T6">upper</text:span></text:span><text:span text:style-name="Source_20_Text"><text:span text:style-name="T3">() </text:span></text:span><text:span text:style-name="Source_20_Text"><text:span text:style-name="T6">+</text:span></text:span><text:span text:style-name="Source_20_Text"><text:span text:style-name="T3"> </text:span></text:span><text:span text:style-name="Source_20_Text"><text:span text:style-name="T5">animal</text:span></text:span><text:span text:style-name="Source_20_Text"><text:span text:style-name="T3">[</text:span></text:span><text:span text:style-name="Source_20_Text"><text:span text:style-name="T10">1</text:span></text:span><text:span text:style-name="Source_20_Text"><text:span text:style-name="T3">:</text:span></text:span><text:span text:style-name="Source_20_Text"><text:span text:style-name="T6">-</text:span></text:span><text:span text:style-name="Source_20_Text"><text:span text:style-name="T10">1</text:span></text:span><text:span text:style-name="Source_20_Text"><text:span text:style-name="T3">] </text:span></text:span><text:span text:style-name="Source_20_Text"><text:span text:style-name="T6">+</text:span></text:span><text:span text:style-name="Source_20_Text"><text:span text:style-name="T3"> </text:span></text:span><text:span text:style-name="Source_20_Text"><text:span text:style-name="T5">animal</text:span></text:span><text:span text:style-name="Source_20_Text"><text:span text:style-name="T3">[</text:span></text:span><text:span text:style-name="Source_20_Text"><text:span text:style-name="T6">-</text:span></text:span><text:span text:style-name="Source_20_Text"><text:span text:style-name="T10">1</text:span></text:span><text:span text:style-name="Source_20_Text"><text:span text:style-name="T3">].</text:span></text:span><text:span text:style-name="Source_20_Text"><text:span text:style-name="T6">upper</text:span></text:span><text:span text:style-name="Source_20_Text"><text:span text:style-name="T3">()</text:span></text:span></text:p>
      <text:p text:style-name="P4"><text:span text:style-name="Source_20_Text"><text:span text:style-name="T8">#=&gt; 'FisH'</text:span></text:span></text:p>
      <text:p text:style-name="Text_20_body"/>
      <text:h text:style-name="P2" text:outline-level="2">21. Как проверить строку на то, что она составлена только из прописных букв?</text:h>
      <text:p text:style-name="P5"><text:line-break/><text:span text:style-name="T1">Имеется метод </text:span><text:span text:style-name="Source_20_Text"><text:span text:style-name="T2">isupper()</text:span></text:span><text:span text:style-name="T1">, который похож на уже рассмотренный </text:span><text:span text:style-name="Source_20_Text"><text:span text:style-name="T2">islower()</text:span></text:span><text:span text:style-name="T1">. Но </text:span><text:span text:style-name="Source_20_Text"><text:span text:style-name="T2">isupper()</text:span></text:span><text:span text:style-name="T4"> </text:span><text:span text:style-name="T1">возвращает </text:span><text:span text:style-name="Source_20_Text"><text:span text:style-name="T2">True</text:span></text:span><text:span text:style-name="T4"> </text:span><text:span text:style-name="T1">только в том случае, если вся строка состоит из прописных букв.</text:span></text:p>
      <text:p text:style-name="P3"><text:span text:style-name="Source_20_Text"><text:span text:style-name="T7">'Toronto'</text:span></text:span><text:span text:style-name="Source_20_Text"><text:span text:style-name="T3">.</text:span></text:span><text:span text:style-name="Source_20_Text"><text:span text:style-name="T6">isupper</text:span></text:span><text:span text:style-name="Source_20_Text"><text:span text:style-name="T3">() </text:span></text:span><text:span text:style-name="Source_20_Text"><text:span text:style-name="T8">#=&gt; False</text:span></text:span></text:p>
      <text:p text:style-name="P4"><text:span text:style-name="Source_20_Text"><text:span text:style-name="T7">'TORONTO'</text:span></text:span><text:span text:style-name="Source_20_Text"><text:span text:style-name="T3">.</text:span></text:span><text:span text:style-name="Source_20_Text"><text:span text:style-name="T6">isupper</text:span></text:span><text:span text:style-name="Source_20_Text"><text:span text:style-name="T3">() </text:span></text:span><text:span text:style-name="Source_20_Text"><text:span text:style-name="T8">#= True</text:span></text:span></text:p>
      <text:p text:style-name="Text_20_body"/>
      <text:h text:style-name="P2" text:outline-level="2">22. В какой ситуации вы воспользовались бы методом splitlines()?</text:h>
      <text:p text:style-name="P5"><text:line-break/><text:span text:style-name="T1">Метод </text:span><text:span text:style-name="Source_20_Text"><text:span text:style-name="T2">splitlines()</text:span></text:span><text:span text:style-name="T4"> </text:span><text:span text:style-name="T1">разделяет строки по символам разрыва строки.</text:span></text:p>
      <text:p text:style-name="P3"><text:span text:style-name="Source_20_Text"><text:span text:style-name="T5">sentence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7">"It was a stormy night\nThe house creeked\nThe wind blew."</text:span></text:span></text:p>
      <text:p text:style-name="P4"><text:span text:style-name="Source_20_Text"><text:span text:style-name="T5">sentence</text:span></text:span><text:span text:style-name="Source_20_Text"><text:span text:style-name="T3">.</text:span></text:span><text:span text:style-name="Source_20_Text"><text:span text:style-name="T6">splitlines</text:span></text:span><text:span text:style-name="Source_20_Text"><text:span text:style-name="T3">()</text:span></text:span></text:p>
      <text:p text:style-name="P4"><text:span text:style-name="Source_20_Text"><text:span text:style-name="T8">#=&gt; ['It was a stormy night', 'The house creeked', 'The wind blew.']</text:span></text:span></text:p>
      <text:p text:style-name="Text_20_body"/>
      <text:h text:style-name="P2" text:outline-level="2"><text:soft-page-break/>23. Как получить срез строки?</text:h>
      <text:p text:style-name="P5"><text:line-break/><text:span text:style-name="T1">Для получения среза строки используется синтаксическая конструкция следующего вида:</text:span></text:p>
      <text:p text:style-name="P3"><text:span text:style-name="Source_20_Text"><text:span text:style-name="T5">string</text:span></text:span><text:span text:style-name="Source_20_Text"><text:span text:style-name="T3">[</text:span></text:span><text:span text:style-name="Source_20_Text"><text:span text:style-name="T5">start_index</text:span></text:span><text:span text:style-name="Source_20_Text"><text:span text:style-name="T3">:</text:span></text:span><text:span text:style-name="Source_20_Text"><text:span text:style-name="T5">end_index</text:span></text:span><text:span text:style-name="Source_20_Text"><text:span text:style-name="T3">:</text:span></text:span><text:span text:style-name="Source_20_Text"><text:span text:style-name="T5">step</text:span></text:span><text:span text:style-name="Source_20_Text"><text:span text:style-name="T3">]</text:span></text:span></text:p>
      <text:p text:style-name="P5"><text:line-break/><text:span text:style-name="T1">Здесь </text:span><text:span text:style-name="Source_20_Text"><text:span text:style-name="T2">step</text:span></text:span><text:span text:style-name="T4"> — </text:span><text:span text:style-name="T1">это шаг, с которым будут возвращаться символы строки из диапазона </text:span><text:span text:style-name="Source_20_Text"><text:span text:style-name="T2">start_index:end_index</text:span></text:span><text:span text:style-name="T1">. Значение </text:span><text:span text:style-name="Source_20_Text"><text:span text:style-name="T2">step</text:span></text:span><text:span text:style-name="T1">, равное 3, указывает на то, что возвращён будет каждый третий символ.</text:span></text:p>
      <text:p text:style-name="P3"><text:span text:style-name="Source_20_Text"><text:span text:style-name="T5">string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7">'I like to eat apples'</text:span></text:span></text:p>
      <text:p text:style-name="P4"><text:span text:style-name="Source_20_Text"><text:span text:style-name="T5">string</text:span></text:span><text:span text:style-name="Source_20_Text"><text:span text:style-name="T3">[:</text:span></text:span><text:span text:style-name="Source_20_Text"><text:span text:style-name="T10">6</text:span></text:span><text:span text:style-name="Source_20_Text"><text:span text:style-name="T3">] </text:span></text:span><text:span text:style-name="Source_20_Text"><text:span text:style-name="T8">#=&gt; 'I like'</text:span></text:span></text:p>
      <text:p text:style-name="P4"><text:span text:style-name="Source_20_Text"><text:span text:style-name="T5">string</text:span></text:span><text:span text:style-name="Source_20_Text"><text:span text:style-name="T3">[</text:span></text:span><text:span text:style-name="Source_20_Text"><text:span text:style-name="T10">7</text:span></text:span><text:span text:style-name="Source_20_Text"><text:span text:style-name="T3">:</text:span></text:span><text:span text:style-name="Source_20_Text"><text:span text:style-name="T10">13</text:span></text:span><text:span text:style-name="Source_20_Text"><text:span text:style-name="T3">] </text:span></text:span><text:span text:style-name="Source_20_Text"><text:span text:style-name="T8">#=&gt; 'to eat'</text:span></text:span></text:p>
      <text:p text:style-name="P4"><text:span text:style-name="Source_20_Text"><text:span text:style-name="T5">string</text:span></text:span><text:span text:style-name="Source_20_Text"><text:span text:style-name="T3">[</text:span></text:span><text:span text:style-name="Source_20_Text"><text:span text:style-name="T10">0</text:span></text:span><text:span text:style-name="Source_20_Text"><text:span text:style-name="T3">:</text:span></text:span><text:span text:style-name="Source_20_Text"><text:span text:style-name="T6">-</text:span></text:span><text:span text:style-name="Source_20_Text"><text:span text:style-name="T10">1</text:span></text:span><text:span text:style-name="Source_20_Text"><text:span text:style-name="T3">:</text:span></text:span><text:span text:style-name="Source_20_Text"><text:span text:style-name="T10">2</text:span></text:span><text:span text:style-name="Source_20_Text"><text:span text:style-name="T3">] </text:span></text:span><text:span text:style-name="Source_20_Text"><text:span text:style-name="T8">#=&gt; 'Ilk oetape' (каждый 2-й символ)</text:span></text:span></text:p>
      <text:p text:style-name="Text_20_body"/>
      <text:h text:style-name="P2" text:outline-level="2">24. Как преобразовать целое число в строку?</text:h>
      <text:p text:style-name="P5"><text:line-break/><text:span text:style-name="T1">Для преобразования числа в строку можно воспользоваться конструктором </text:span><text:span text:style-name="Source_20_Text"><text:span text:style-name="T2">str()</text:span></text:span><text:span text:style-name="T1">.</text:span></text:p>
      <text:p text:style-name="P3"><text:span text:style-name="Source_20_Text"><text:span text:style-name="T5">str</text:span></text:span><text:span text:style-name="Source_20_Text"><text:span text:style-name="T3">(</text:span></text:span><text:span text:style-name="Source_20_Text"><text:span text:style-name="T10">5</text:span></text:span><text:span text:style-name="Source_20_Text"><text:span text:style-name="T3">) </text:span></text:span><text:span text:style-name="Source_20_Text"><text:span text:style-name="T8">#=&gt; '5'</text:span></text:span></text:p>
      <text:p text:style-name="Text_20_body"/>
      <text:h text:style-name="P2" text:outline-level="2">25. Как узнать о том, что строка содержит только алфавитные символы?</text:h>
      <text:p text:style-name="P5"><text:line-break/><text:span text:style-name="T1">Метод </text:span><text:span text:style-name="Source_20_Text"><text:span text:style-name="T2">isalpha()</text:span></text:span><text:span text:style-name="T4"> </text:span><text:span text:style-name="T1">возвращает </text:span><text:span text:style-name="Source_20_Text"><text:span text:style-name="T2">True</text:span></text:span><text:span text:style-name="T4"> </text:span><text:span text:style-name="T1">в том случае, если все символы в строке являются буквами.</text:span></text:p>
      <text:p text:style-name="P3"><text:span text:style-name="Source_20_Text"><text:span text:style-name="T7">'One1'</text:span></text:span><text:span text:style-name="Source_20_Text"><text:span text:style-name="T3">.</text:span></text:span><text:span text:style-name="Source_20_Text"><text:span text:style-name="T6">isalpha</text:span></text:span><text:span text:style-name="Source_20_Text"><text:span text:style-name="T3">() </text:span></text:span><text:span text:style-name="Source_20_Text"><text:span text:style-name="T8">#=&gt; False</text:span></text:span></text:p>
      <text:p text:style-name="P4"><text:span text:style-name="Source_20_Text"><text:span text:style-name="T7">'One'</text:span></text:span><text:span text:style-name="Source_20_Text"><text:span text:style-name="T3">.</text:span></text:span><text:span text:style-name="Source_20_Text"><text:span text:style-name="T6">isalpha</text:span></text:span><text:span text:style-name="Source_20_Text"><text:span text:style-name="T3">() </text:span></text:span><text:span text:style-name="Source_20_Text"><text:span text:style-name="T8">#=&gt; True</text:span></text:span></text:p>
      <text:p text:style-name="Text_20_body"/>
      <text:h text:style-name="P2" text:outline-level="2"><text:soft-page-break/>26. Как в заданной строке заменить на что-либо все вхождения некоей подстроки?</text:h>
      <text:p text:style-name="P5"><text:line-break/><text:span text:style-name="T1">Если обойтись без экспорта модуля, позволяющего работать с регулярными выражениями, то для решения этой задачи можно воспользоваться методом </text:span><text:span text:style-name="Source_20_Text"><text:span text:style-name="T2">replace()</text:span></text:span><text:span text:style-name="T1">.</text:span></text:p>
      <text:p text:style-name="P3"><text:span text:style-name="Source_20_Text"><text:span text:style-name="T5">sentence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7">'Sally sells sea shells by the sea shore'</text:span></text:span></text:p>
      <text:p text:style-name="P4"><text:span text:style-name="Source_20_Text"><text:span text:style-name="T5">sentence</text:span></text:span><text:span text:style-name="Source_20_Text"><text:span text:style-name="T3">.</text:span></text:span><text:span text:style-name="Source_20_Text"><text:span text:style-name="T6">replace</text:span></text:span><text:span text:style-name="Source_20_Text"><text:span text:style-name="T3">(</text:span></text:span><text:span text:style-name="Source_20_Text"><text:span text:style-name="T7">'sea'</text:span></text:span><text:span text:style-name="Source_20_Text"><text:span text:style-name="T3">, </text:span></text:span><text:span text:style-name="Source_20_Text"><text:span text:style-name="T7">'mountain'</text:span></text:span><text:span text:style-name="Source_20_Text"><text:span text:style-name="T3">)</text:span></text:span></text:p>
      <text:p text:style-name="P4"><text:span text:style-name="Source_20_Text"><text:span text:style-name="T8">#=&gt; 'Sally sells mountain shells by the mountain shore'</text:span></text:span></text:p>
      <text:p text:style-name="Text_20_body"/>
      <text:h text:style-name="P2" text:outline-level="2">27. Как вернуть символ строки с минимальным ASCII-кодом?</text:h>
      <text:p text:style-name="P5"><text:line-break/><text:span text:style-name="T1">Если взглянуть на ASCII-коды элементов, то окажется, например, что прописные буквы имеют меньшие коды, чем строчные. Функция </text:span><text:span text:style-name="Source_20_Text"><text:span text:style-name="T2">min()</text:span></text:span><text:span text:style-name="T4"> </text:span><text:span text:style-name="T1">возвращает символ строки, имеющий наименьший код.</text:span></text:p>
      <text:p text:style-name="P3"><text:span text:style-name="Source_20_Text"><text:span text:style-name="T5">min</text:span></text:span><text:span text:style-name="Source_20_Text"><text:span text:style-name="T3">(</text:span></text:span><text:span text:style-name="Source_20_Text"><text:span text:style-name="T7">'strings'</text:span></text:span><text:span text:style-name="Source_20_Text"><text:span text:style-name="T3">) </text:span></text:span><text:span text:style-name="Source_20_Text"><text:span text:style-name="T8">#=&gt; 'g'</text:span></text:span></text:p>
      <text:p text:style-name="Text_20_body"/>
      <text:h text:style-name="P2" text:outline-level="2">28. Как проверить строку на то, что в ней содержатся только алфавитно-цифровые символы?</text:h>
      <text:p text:style-name="P5"><text:line-break/><text:span text:style-name="T1">В состав алфавитно-цифровых символов входят буквы и цифры. Для ответа на этот вопрос можно воспользоваться методом </text:span><text:span text:style-name="Source_20_Text"><text:span text:style-name="T2">isalnum()</text:span></text:span><text:span text:style-name="T1">.</text:span></text:p>
      <text:p text:style-name="P3"><text:span text:style-name="Source_20_Text"><text:span text:style-name="T7">'Ten10'</text:span></text:span><text:span text:style-name="Source_20_Text"><text:span text:style-name="T3">.</text:span></text:span><text:span text:style-name="Source_20_Text"><text:span text:style-name="T6">isalnum</text:span></text:span><text:span text:style-name="Source_20_Text"><text:span text:style-name="T3">() </text:span></text:span><text:span text:style-name="Source_20_Text"><text:span text:style-name="T8">#=&gt; True</text:span></text:span></text:p>
      <text:p text:style-name="P4"><text:span text:style-name="Source_20_Text"><text:span text:style-name="T7">'Ten10.'</text:span></text:span><text:span text:style-name="Source_20_Text"><text:span text:style-name="T3">.</text:span></text:span><text:span text:style-name="Source_20_Text"><text:span text:style-name="T6">isalnum</text:span></text:span><text:span text:style-name="Source_20_Text"><text:span text:style-name="T3">() </text:span></text:span><text:span text:style-name="Source_20_Text"><text:span text:style-name="T8">#=&gt; False</text:span></text:span></text:p>
      <text:p text:style-name="Text_20_body"/>
      <text:h text:style-name="P2" text:outline-level="2"><text:soft-page-break/>29. Как удалить пробелы из начала строки (из её левой части), из её конца (из правой части), или с обеих сторон строки?</text:h>
      <text:p text:style-name="P5"><text:line-break/><text:span text:style-name="T1">Здесь нам пригодятся, соответственно, методы </text:span><text:span text:style-name="Source_20_Text"><text:span text:style-name="T2">lstrip()</text:span></text:span><text:span text:style-name="T1">, </text:span><text:span text:style-name="Source_20_Text"><text:span text:style-name="T2">rstrip()</text:span></text:span><text:span text:style-name="T4"> </text:span><text:span text:style-name="T1">и </text:span><text:span text:style-name="Source_20_Text"><text:span text:style-name="T2">strip()</text:span></text:span><text:span text:style-name="T1">.</text:span></text:p>
      <text:p text:style-name="P3"><text:span text:style-name="Source_20_Text"><text:span text:style-name="T5">string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7">'  string of whitespace    '</text:span></text:span></text:p>
      <text:p text:style-name="P4"><text:span text:style-name="Source_20_Text"><text:span text:style-name="T5">string</text:span></text:span><text:span text:style-name="Source_20_Text"><text:span text:style-name="T3">.</text:span></text:span><text:span text:style-name="Source_20_Text"><text:span text:style-name="T6">lstrip</text:span></text:span><text:span text:style-name="Source_20_Text"><text:span text:style-name="T3">() </text:span></text:span><text:span text:style-name="Source_20_Text"><text:span text:style-name="T8">#=&gt; 'string of whitespace    '</text:span></text:span></text:p>
      <text:p text:style-name="P4"><text:span text:style-name="Source_20_Text"><text:span text:style-name="T5">string</text:span></text:span><text:span text:style-name="Source_20_Text"><text:span text:style-name="T3">.</text:span></text:span><text:span text:style-name="Source_20_Text"><text:span text:style-name="T6">rstrip</text:span></text:span><text:span text:style-name="Source_20_Text"><text:span text:style-name="T3">() </text:span></text:span><text:span text:style-name="Source_20_Text"><text:span text:style-name="T8">#=&gt; '  string of whitespace'</text:span></text:span></text:p>
      <text:p text:style-name="P4"><text:span text:style-name="Source_20_Text"><text:span text:style-name="T5">string</text:span></text:span><text:span text:style-name="Source_20_Text"><text:span text:style-name="T3">.</text:span></text:span><text:span text:style-name="Source_20_Text"><text:span text:style-name="T6">strip</text:span></text:span><text:span text:style-name="Source_20_Text"><text:span text:style-name="T3">() </text:span></text:span><text:span text:style-name="Source_20_Text"><text:span text:style-name="T8">#=&gt; 'string of whitespace'</text:span></text:span></text:p>
      <text:p text:style-name="Text_20_body"/>
      <text:h text:style-name="P2" text:outline-level="2">30. Как проверить то, что строка начинается с заданной последовательности символов, или заканчивается заданной последовательностью символов?</text:h>
      <text:p text:style-name="P5"><text:line-break/><text:span text:style-name="T1">Для ответа на этот вопрос можно прибегнуть, соответственно, к методам </text:span><text:span text:style-name="Source_20_Text"><text:span text:style-name="T2">startswith()</text:span></text:span><text:span text:style-name="T4"> </text:span><text:span text:style-name="T1">и </text:span><text:span text:style-name="Source_20_Text"><text:span text:style-name="T2">endswith()</text:span></text:span><text:span text:style-name="T1">.</text:span></text:p>
      <text:p text:style-name="P3"><text:span text:style-name="Source_20_Text"><text:span text:style-name="T5">city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7">'New York'</text:span></text:span></text:p>
      <text:p text:style-name="P4"><text:span text:style-name="Source_20_Text"><text:span text:style-name="T5">city</text:span></text:span><text:span text:style-name="Source_20_Text"><text:span text:style-name="T3">.</text:span></text:span><text:span text:style-name="Source_20_Text"><text:span text:style-name="T6">startswith</text:span></text:span><text:span text:style-name="Source_20_Text"><text:span text:style-name="T3">(</text:span></text:span><text:span text:style-name="Source_20_Text"><text:span text:style-name="T7">'New'</text:span></text:span><text:span text:style-name="Source_20_Text"><text:span text:style-name="T3">) </text:span></text:span><text:span text:style-name="Source_20_Text"><text:span text:style-name="T8">#=&gt; True</text:span></text:span></text:p>
      <text:p text:style-name="P4"><text:span text:style-name="Source_20_Text"><text:span text:style-name="T5">city</text:span></text:span><text:span text:style-name="Source_20_Text"><text:span text:style-name="T3">.</text:span></text:span><text:span text:style-name="Source_20_Text"><text:span text:style-name="T6">endswith</text:span></text:span><text:span text:style-name="Source_20_Text"><text:span text:style-name="T3">(</text:span></text:span><text:span text:style-name="Source_20_Text"><text:span text:style-name="T7">'N'</text:span></text:span><text:span text:style-name="Source_20_Text"><text:span text:style-name="T3">) </text:span></text:span><text:span text:style-name="Source_20_Text"><text:span text:style-name="T8">#=&gt; False</text:span></text:span></text:p>
      <text:p text:style-name="Text_20_body"/>
      <text:h text:style-name="P2" text:outline-level="2">31. Как закодировать строку в ASCII?</text:h>
      <text:p text:style-name="P5"><text:line-break/><text:span text:style-name="T1">Метод </text:span><text:span text:style-name="Source_20_Text"><text:span text:style-name="T2">encode()</text:span></text:span><text:span text:style-name="T4"> </text:span><text:span text:style-name="T1">позволяет кодировать строки с использованием заданной кодировки. По умолчанию используется кодировка </text:span><text:span text:style-name="Source_20_Text"><text:span text:style-name="T2">utf-8</text:span></text:span><text:span text:style-name="T1">. Если некий символ не может быть представлен с использованием заданной кодировки, будет выдана ошибка </text:span><text:span text:style-name="Source_20_Text"><text:span text:style-name="T2">UnicodeEncodeError</text:span></text:span><text:span text:style-name="T1">.</text:span></text:p>
      <text:p text:style-name="P3"><text:span text:style-name="Source_20_Text"><text:span text:style-name="T7">'Fresh Tuna'</text:span></text:span><text:span text:style-name="Source_20_Text"><text:span text:style-name="T3">.</text:span></text:span><text:span text:style-name="Source_20_Text"><text:span text:style-name="T6">encode</text:span></text:span><text:span text:style-name="Source_20_Text"><text:span text:style-name="T3">(</text:span></text:span><text:span text:style-name="Source_20_Text"><text:span text:style-name="T7">'ascii'</text:span></text:span><text:span text:style-name="Source_20_Text"><text:span text:style-name="T3">)</text:span></text:span></text:p>
      <text:p text:style-name="P4"><text:soft-page-break/><text:span text:style-name="Source_20_Text"><text:span text:style-name="T8">#=&gt; b'Fresh Tuna'</text:span></text:span></text:p>
      <text:p text:style-name="P4"><text:span text:style-name="Source_20_Text"><text:span text:style-name="T7">'Fresh Tuna Â'</text:span></text:span><text:span text:style-name="Source_20_Text"><text:span text:style-name="T3">.</text:span></text:span><text:span text:style-name="Source_20_Text"><text:span text:style-name="T6">encode</text:span></text:span><text:span text:style-name="Source_20_Text"><text:span text:style-name="T3">(</text:span></text:span><text:span text:style-name="Source_20_Text"><text:span text:style-name="T7">'ascii'</text:span></text:span><text:span text:style-name="Source_20_Text"><text:span text:style-name="T3">)</text:span></text:span></text:p>
      <text:p text:style-name="P4"><text:span text:style-name="Source_20_Text"><text:span text:style-name="T8">#=&gt; UnicodeEncodeError: 'ascii' codec can't encode character '\xc2' in position 11: ordinal not in range(128)</text:span></text:span></text:p>
      <text:p text:style-name="Text_20_body"/>
      <text:h text:style-name="P2" text:outline-level="2">32. Как узнать о том, что строка включает в себя только пробелы?</text:h>
      <text:p text:style-name="P5"><text:line-break/><text:span text:style-name="T1">Есть метод </text:span><text:span text:style-name="Source_20_Text"><text:span text:style-name="T2">isspace()</text:span></text:span><text:span text:style-name="T1">, который возвращает </text:span><text:span text:style-name="Source_20_Text"><text:span text:style-name="T2">True</text:span></text:span><text:span text:style-name="T4"> </text:span><text:span text:style-name="T1">только в том случае, если строка состоит исключительно из пробелов.</text:span></text:p>
      <text:p text:style-name="P3"><text:span text:style-name="Source_20_Text"><text:span text:style-name="T7">''</text:span></text:span><text:span text:style-name="Source_20_Text"><text:span text:style-name="T3">.</text:span></text:span><text:span text:style-name="Source_20_Text"><text:span text:style-name="T6">isspace</text:span></text:span><text:span text:style-name="Source_20_Text"><text:span text:style-name="T3">() </text:span></text:span><text:span text:style-name="Source_20_Text"><text:span text:style-name="T8">#=&gt; False</text:span></text:span></text:p>
      <text:p text:style-name="P4"><text:span text:style-name="Source_20_Text"><text:span text:style-name="T7">' '</text:span></text:span><text:span text:style-name="Source_20_Text"><text:span text:style-name="T3">.</text:span></text:span><text:span text:style-name="Source_20_Text"><text:span text:style-name="T6">isspace</text:span></text:span><text:span text:style-name="Source_20_Text"><text:span text:style-name="T3">() </text:span></text:span><text:span text:style-name="Source_20_Text"><text:span text:style-name="T8">#=&gt; True</text:span></text:span></text:p>
      <text:p text:style-name="P4"><text:span text:style-name="Source_20_Text"><text:span text:style-name="T7">'   '</text:span></text:span><text:span text:style-name="Source_20_Text"><text:span text:style-name="T3">.</text:span></text:span><text:span text:style-name="Source_20_Text"><text:span text:style-name="T6">isspace</text:span></text:span><text:span text:style-name="Source_20_Text"><text:span text:style-name="T3">() </text:span></text:span><text:span text:style-name="Source_20_Text"><text:span text:style-name="T8">#=&gt; True</text:span></text:span></text:p>
      <text:p text:style-name="P4"><text:span text:style-name="Source_20_Text"><text:span text:style-name="T7">' the '</text:span></text:span><text:span text:style-name="Source_20_Text"><text:span text:style-name="T3">.</text:span></text:span><text:span text:style-name="Source_20_Text"><text:span text:style-name="T6">isspace</text:span></text:span><text:span text:style-name="Source_20_Text"><text:span text:style-name="T3">() </text:span></text:span><text:span text:style-name="Source_20_Text"><text:span text:style-name="T8">#=&gt; False</text:span></text:span></text:p>
      <text:p text:style-name="Text_20_body"/>
      <text:h text:style-name="P2" text:outline-level="2">33. Что случится, если умножить некую строку на 3?</text:h>
      <text:p text:style-name="P5"><text:line-break/><text:span text:style-name="T1">Будет создана новая строка, представляющая собой исходную строку, повторённую три раза.</text:span></text:p>
      <text:p text:style-name="P3"><text:span text:style-name="Source_20_Text"><text:span text:style-name="T7">'dog'</text:span></text:span><text:span text:style-name="Source_20_Text"><text:span text:style-name="T3"> </text:span></text:span><text:span text:style-name="Source_20_Text"><text:span text:style-name="T6">*</text:span></text:span><text:span text:style-name="Source_20_Text"><text:span text:style-name="T3"> </text:span></text:span><text:span text:style-name="Source_20_Text"><text:span text:style-name="T10">3</text:span></text:span></text:p>
      <text:p text:style-name="P4"><text:span text:style-name="Source_20_Text"><text:span text:style-name="T8"># 'dogdogdog'</text:span></text:span></text:p>
      <text:p text:style-name="Text_20_body"/>
      <text:h text:style-name="P2" text:outline-level="2">34. Как привести к верхнему регистру первый символ каждого слова в строке?</text:h>
      <text:p text:style-name="P5"><text:line-break/><text:span text:style-name="T1">Существует метод </text:span><text:span text:style-name="Source_20_Text"><text:span text:style-name="T2">title()</text:span></text:span><text:span text:style-name="T1">, приводящий к верхнему регистру первую букву каждого слова в строке.</text:span></text:p>
      <text:p text:style-name="P3"><text:soft-page-break/><text:span text:style-name="Source_20_Text"><text:span text:style-name="T7">'once upon a time'</text:span></text:span><text:span text:style-name="Source_20_Text"><text:span text:style-name="T3">.</text:span></text:span><text:span text:style-name="Source_20_Text"><text:span text:style-name="T6">title</text:span></text:span><text:span text:style-name="Source_20_Text"><text:span text:style-name="T3">() </text:span></text:span><text:span text:style-name="Source_20_Text"><text:span text:style-name="T8">#=&gt; 'Once Upon A Time'</text:span></text:span></text:p>
      <text:p text:style-name="Text_20_body"/>
      <text:h text:style-name="P2" text:outline-level="2">35. Как объединить две строки?</text:h>
      <text:p text:style-name="P5"><text:line-break/><text:span text:style-name="T1">Для объединения строк можно воспользоваться оператором </text:span><text:span text:style-name="Source_20_Text"><text:span text:style-name="T2">+</text:span></text:span><text:span text:style-name="T1">.</text:span></text:p>
      <text:p text:style-name="P3"><text:span text:style-name="Source_20_Text"><text:span text:style-name="T7">'string one'</text:span></text:span><text:span text:style-name="Source_20_Text"><text:span text:style-name="T3"> </text:span></text:span><text:span text:style-name="Source_20_Text"><text:span text:style-name="T6">+</text:span></text:span><text:span text:style-name="Source_20_Text"><text:span text:style-name="T3"> </text:span></text:span><text:span text:style-name="Source_20_Text"><text:span text:style-name="T7">' '</text:span></text:span><text:span text:style-name="Source_20_Text"><text:span text:style-name="T3"> </text:span></text:span><text:span text:style-name="Source_20_Text"><text:span text:style-name="T6">+</text:span></text:span><text:span text:style-name="Source_20_Text"><text:span text:style-name="T3"> </text:span></text:span><text:span text:style-name="Source_20_Text"><text:span text:style-name="T7">'string two'</text:span></text:span><text:span text:style-name="Source_20_Text"><text:span text:style-name="T3"> </text:span></text:span></text:p>
      <text:p text:style-name="P4"><text:span text:style-name="Source_20_Text"><text:span text:style-name="T8">#=&gt; 'string one string two'</text:span></text:span></text:p>
      <text:p text:style-name="Text_20_body"/>
      <text:h text:style-name="P2" text:outline-level="2">36. Как пользоваться методом partition()?</text:h>
      <text:p text:style-name="P5"><text:line-break/><text:span text:style-name="T1">Метод </text:span><text:span text:style-name="Source_20_Text"><text:span text:style-name="T2">partition()</text:span></text:span><text:span text:style-name="T4"> </text:span><text:span text:style-name="T1">разбивает строку по заданной подстроке. После этого результат возвращается в виде кортежа. При этом подстрока, по которой осуществлялась разбивка, тоже входит в кортеж.</text:span></text:p>
      <text:p text:style-name="P3"><text:span text:style-name="Source_20_Text"><text:span text:style-name="T5">sentence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7">"If you want to be a ninja"</text:span></text:span></text:p>
      <text:p text:style-name="P4"><text:span text:style-name="Source_20_Text"><text:span text:style-name="T5">print</text:span></text:span><text:span text:style-name="Source_20_Text"><text:span text:style-name="T3">(</text:span></text:span><text:span text:style-name="Source_20_Text"><text:span text:style-name="T5">sentence</text:span></text:span><text:span text:style-name="Source_20_Text"><text:span text:style-name="T3">.</text:span></text:span><text:span text:style-name="Source_20_Text"><text:span text:style-name="T6">partition</text:span></text:span><text:span text:style-name="Source_20_Text"><text:span text:style-name="T3">(</text:span></text:span><text:span text:style-name="Source_20_Text"><text:span text:style-name="T7">' want '</text:span></text:span><text:span text:style-name="Source_20_Text"><text:span text:style-name="T3">))</text:span></text:span></text:p>
      <text:p text:style-name="P4"><text:span text:style-name="Source_20_Text"><text:span text:style-name="T8">#=&gt; ('If you', ' want ', 'to be a ninja')</text:span></text:span></text:p>
      <text:p text:style-name="Text_20_body"/>
      <text:h text:style-name="P2" text:outline-level="2">37. Строки в Python иммутабельны. Что это значит?</text:h>
      <text:p text:style-name="P5"><text:line-break/><text:span text:style-name="T1">То, что строки иммутабельны, говорит о том, что после того, как создан объект строки, он не может быть изменён. При «модификации» строк исходные строки не меняются. Вместо этого в памяти создаются совершенно новые объекты. Доказать это можно, воспользовавшись функцией </text:span><text:span text:style-name="Source_20_Text"><text:span text:style-name="T2">id()</text:span></text:span><text:span text:style-name="T1">.</text:span></text:p>
      <text:p text:style-name="P3"><text:span text:style-name="Source_20_Text"><text:span text:style-name="T5">proverb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7">'Rise each day before the sun'</text:span></text:span></text:p>
      <text:p text:style-name="P4"><text:span text:style-name="Source_20_Text"><text:span text:style-name="T5">print</text:span></text:span><text:span text:style-name="Source_20_Text"><text:span text:style-name="T3">( </text:span></text:span><text:span text:style-name="Source_20_Text"><text:span text:style-name="T5">id</text:span></text:span><text:span text:style-name="Source_20_Text"><text:span text:style-name="T3">(</text:span></text:span><text:span text:style-name="Source_20_Text"><text:span text:style-name="T5">proverb</text:span></text:span><text:span text:style-name="Source_20_Text"><text:span text:style-name="T3">) )</text:span></text:span></text:p>
      <text:p text:style-name="P4"><text:span text:style-name="Source_20_Text"><text:span text:style-name="T8">#=&gt; 4441962336</text:span></text:span></text:p>
      <text:p text:style-name="P4"><text:span text:style-name="Source_20_Text"><text:span text:style-name="T5">proverb_two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7">'Rise each day before the sun'</text:span></text:span><text:span text:style-name="Source_20_Text"><text:span text:style-name="T3"> </text:span></text:span><text:span text:style-name="Source_20_Text"><text:span text:style-name="T6">+</text:span></text:span><text:span text:style-name="Source_20_Text"><text:span text:style-name="T3"> </text:span></text:span><text:span text:style-name="Source_20_Text"><text:span text:style-name="T7">' if its a weekday'</text:span></text:span></text:p>
      <text:p text:style-name="P4"><text:soft-page-break/><text:span text:style-name="Source_20_Text"><text:span text:style-name="T5">print</text:span></text:span><text:span text:style-name="Source_20_Text"><text:span text:style-name="T3">( </text:span></text:span><text:span text:style-name="Source_20_Text"><text:span text:style-name="T5">id</text:span></text:span><text:span text:style-name="Source_20_Text"><text:span text:style-name="T3">(</text:span></text:span><text:span text:style-name="Source_20_Text"><text:span text:style-name="T5">proverb_two</text:span></text:span><text:span text:style-name="Source_20_Text"><text:span text:style-name="T3">) )</text:span></text:span></text:p>
      <text:p text:style-name="P4"><text:span text:style-name="Source_20_Text"><text:span text:style-name="T8">#=&gt; 4442287440</text:span></text:span></text:p>
      <text:p text:style-name="P5"><text:line-break/><text:span text:style-name="T1">При конкатенации </text:span><text:span text:style-name="Source_20_Text"><text:span text:style-name="T2">'Rise each day before the sun'</text:span></text:span><text:span text:style-name="T4"> </text:span><text:span text:style-name="T1">и </text:span><text:span text:style-name="Source_20_Text"><text:span text:style-name="T2">' if its a weekday'</text:span></text:span><text:span text:style-name="T4"> </text:span><text:span text:style-name="T1">в памяти создаётся новый объект, имеющий новый идентификатор. Если бы исходный объект менялся бы, тогда у объектов был бы один и тот же идентификатор.</text:span></text:p>
      <text:h text:style-name="P2" text:outline-level="2">38. Если объявить одну и ту же строку дважды (записав её в 2 разные переменные) — сколько объектов будет создано в памяти? 1 или 2?</text:h>
      <text:p text:style-name="P5"><text:line-break/><text:span text:style-name="T1">В качестве примера подобной работы со строками можно привести такой фрагмент кода:</text:span></text:p>
      <text:p text:style-name="P3"><text:span text:style-name="Source_20_Text"><text:span text:style-name="T5">animal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7">'dog'</text:span></text:span></text:p>
      <text:p text:style-name="P4"><text:span text:style-name="Source_20_Text"><text:span text:style-name="T5">pet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7">'dog'</text:span></text:span></text:p>
      <text:p text:style-name="P5"><text:line-break/><text:span text:style-name="T1">При таком подходе в памяти создаётся лишь один объект. Когда я столкнулся с этим в первый раз, мне это не показалось интуитивно понятным. Но этот механизм помогает Python экономить память при работе с длинными строками.</text:span><text:line-break/><text:line-break/><text:span text:style-name="T1">Доказать это можно, прибегнув к функции </text:span><text:span text:style-name="Source_20_Text"><text:span text:style-name="T2">id()</text:span></text:span><text:span text:style-name="T1">.</text:span></text:p>
      <text:p text:style-name="P3"><text:span text:style-name="Source_20_Text"><text:span text:style-name="T5">animal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7">'dog'</text:span></text:span></text:p>
      <text:p text:style-name="P4"><text:span text:style-name="Source_20_Text"><text:span text:style-name="T5">print</text:span></text:span><text:span text:style-name="Source_20_Text"><text:span text:style-name="T3">( </text:span></text:span><text:span text:style-name="Source_20_Text"><text:span text:style-name="T5">id</text:span></text:span><text:span text:style-name="Source_20_Text"><text:span text:style-name="T3">(</text:span></text:span><text:span text:style-name="Source_20_Text"><text:span text:style-name="T5">animal</text:span></text:span><text:span text:style-name="Source_20_Text"><text:span text:style-name="T3">) )</text:span></text:span></text:p>
      <text:p text:style-name="P4"><text:span text:style-name="Source_20_Text"><text:span text:style-name="T8">#=&gt; 4441985688</text:span></text:span></text:p>
      <text:p text:style-name="P4"><text:span text:style-name="Source_20_Text"><text:span text:style-name="T5">pet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7">'dog'</text:span></text:span></text:p>
      <text:p text:style-name="P4"><text:span text:style-name="Source_20_Text"><text:span text:style-name="T5">print</text:span></text:span><text:span text:style-name="Source_20_Text"><text:span text:style-name="T3">( </text:span></text:span><text:span text:style-name="Source_20_Text"><text:span text:style-name="T5">id</text:span></text:span><text:span text:style-name="Source_20_Text"><text:span text:style-name="T3">(</text:span></text:span><text:span text:style-name="Source_20_Text"><text:span text:style-name="T5">pet</text:span></text:span><text:span text:style-name="Source_20_Text"><text:span text:style-name="T3">) )</text:span></text:span></text:p>
      <text:p text:style-name="P4"><text:span text:style-name="Source_20_Text"><text:span text:style-name="T8">#=&gt; 4441985688</text:span></text:span></text:p>
      <text:p text:style-name="Text_20_body"/>
      <text:h text:style-name="P2" text:outline-level="2"><text:soft-page-break/>39. Как пользоваться методами maketrans() и translate()?</text:h>
      <text:p text:style-name="P5"><text:line-break/><text:span text:style-name="T1">Метод </text:span><text:span text:style-name="Source_20_Text"><text:span text:style-name="T2">maketrans()</text:span></text:span><text:span text:style-name="T4"> </text:span><text:span text:style-name="T1">позволяет описать отображение одних символов на другие, возвращая таблицу преобразования.</text:span><text:line-break/><text:line-break/><text:span text:style-name="T1">Метод </text:span><text:span text:style-name="Source_20_Text"><text:span text:style-name="T2">translate()</text:span></text:span><text:span text:style-name="T4"> </text:span><text:span text:style-name="T1">позволяет применить заданную таблицу для преобразования строки.</text:span></text:p>
      <text:p text:style-name="P3"><text:span text:style-name="Source_20_Text"><text:span text:style-name="T8"># создаём отображение</text:span></text:span></text:p>
      <text:p text:style-name="P4"><text:span text:style-name="Source_20_Text"><text:span text:style-name="T5">mapping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5">str</text:span></text:span><text:span text:style-name="Source_20_Text"><text:span text:style-name="T3">.</text:span></text:span><text:span text:style-name="Source_20_Text"><text:span text:style-name="T6">maketrans</text:span></text:span><text:span text:style-name="Source_20_Text"><text:span text:style-name="T3">(</text:span></text:span><text:span text:style-name="Source_20_Text"><text:span text:style-name="T7">"abcs"</text:span></text:span><text:span text:style-name="Source_20_Text"><text:span text:style-name="T3">, </text:span></text:span><text:span text:style-name="Source_20_Text"><text:span text:style-name="T7">"123S"</text:span></text:span><text:span text:style-name="Source_20_Text"><text:span text:style-name="T3">)</text:span></text:span></text:p>
      <text:p text:style-name="P4"><text:span text:style-name="Source_20_Text"><text:span text:style-name="T8"># преобразуем строку</text:span></text:span></text:p>
      <text:p text:style-name="P4"><text:span text:style-name="Source_20_Text"><text:span text:style-name="T7">"abc are the first three letters"</text:span></text:span><text:span text:style-name="Source_20_Text"><text:span text:style-name="T3">.</text:span></text:span><text:span text:style-name="Source_20_Text"><text:span text:style-name="T6">translate</text:span></text:span><text:span text:style-name="Source_20_Text"><text:span text:style-name="T3">(</text:span></text:span><text:span text:style-name="Source_20_Text"><text:span text:style-name="T5">mapping</text:span></text:span><text:span text:style-name="Source_20_Text"><text:span text:style-name="T3">)</text:span></text:span></text:p>
      <text:p text:style-name="P4"><text:span text:style-name="Source_20_Text"><text:span text:style-name="T8">#=&gt; '123 1re the firSt three letterS'</text:span></text:span></text:p>
      <text:p text:style-name="P5"><text:line-break/><text:span text:style-name="T1">Обратите внимание на то, что в строке произведена замена символов </text:span><text:span text:style-name="Source_20_Text"><text:span text:style-name="T2">a</text:span></text:span><text:span text:style-name="T1">, </text:span><text:span text:style-name="Source_20_Text"><text:span text:style-name="T2">b</text:span></text:span><text:span text:style-name="T1">, </text:span><text:span text:style-name="Source_20_Text"><text:span text:style-name="T2">c</text:span></text:span><text:span text:style-name="T4"> </text:span><text:span text:style-name="T1">и </text:span><text:span text:style-name="Source_20_Text"><text:span text:style-name="T2">s</text:span></text:span><text:span text:style-name="T1">, соответственно, на символы </text:span><text:span text:style-name="Source_20_Text"><text:span text:style-name="T2">1</text:span></text:span><text:span text:style-name="T1">, </text:span><text:span text:style-name="Source_20_Text"><text:span text:style-name="T2">2</text:span></text:span><text:span text:style-name="T1">, </text:span><text:span text:style-name="Source_20_Text"><text:span text:style-name="T2">3</text:span></text:span><text:span text:style-name="T4"> </text:span><text:span text:style-name="T1">и </text:span><text:span text:style-name="Source_20_Text"><text:span text:style-name="T2">S</text:span></text:span><text:span text:style-name="T1">.</text:span></text:p>
      <text:h text:style-name="P2" text:outline-level="2">40. Как убрать из строки гласные буквы?</text:h>
      <text:p text:style-name="P5"><text:line-break/><text:span text:style-name="T1">Один из ответов на этот вопрос заключается в том, что символы строки перебирают, пользуясь механизмом List Comprehension. Символы проверяют, сравнивая с кортежем, содержащим гласные буквы. Если символ не входит в кортеж — он присоединяется к новой строке.</text:span></text:p>
      <text:p text:style-name="P3"><text:span text:style-name="Source_20_Text"><text:span text:style-name="T5">string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7">'Hello 1 World 2'</text:span></text:span></text:p>
      <text:p text:style-name="P4"><text:span text:style-name="Source_20_Text"><text:span text:style-name="T5">vowels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(</text:span></text:span><text:span text:style-name="Source_20_Text"><text:span text:style-name="T7">'a'</text:span></text:span><text:span text:style-name="Source_20_Text"><text:span text:style-name="T3">,</text:span></text:span><text:span text:style-name="Source_20_Text"><text:span text:style-name="T7">'e'</text:span></text:span><text:span text:style-name="Source_20_Text"><text:span text:style-name="T3">,</text:span></text:span><text:span text:style-name="Source_20_Text"><text:span text:style-name="T7">'i'</text:span></text:span><text:span text:style-name="Source_20_Text"><text:span text:style-name="T3">,</text:span></text:span><text:span text:style-name="Source_20_Text"><text:span text:style-name="T7">'o'</text:span></text:span><text:span text:style-name="Source_20_Text"><text:span text:style-name="T3">,</text:span></text:span><text:span text:style-name="Source_20_Text"><text:span text:style-name="T7">'u'</text:span></text:span><text:span text:style-name="Source_20_Text"><text:span text:style-name="T3">)</text:span></text:span></text:p>
      <text:p text:style-name="P4"><text:span text:style-name="Source_20_Text"><text:span text:style-name="T7">''</text:span></text:span><text:span text:style-name="Source_20_Text"><text:span text:style-name="T3">.</text:span></text:span><text:span text:style-name="Source_20_Text"><text:span text:style-name="T6">join</text:span></text:span><text:span text:style-name="Source_20_Text"><text:span text:style-name="T3">([</text:span></text:span><text:span text:style-name="Source_20_Text"><text:span text:style-name="T5">c</text:span></text:span><text:span text:style-name="Source_20_Text"><text:span text:style-name="T3"> </text:span></text:span><text:span text:style-name="Source_20_Text"><text:span text:style-name="T9">for</text:span></text:span><text:span text:style-name="Source_20_Text"><text:span text:style-name="T3"> </text:span></text:span><text:span text:style-name="Source_20_Text"><text:span text:style-name="T5">c</text:span></text:span><text:span text:style-name="Source_20_Text"><text:span text:style-name="T3"> </text:span></text:span><text:span text:style-name="Source_20_Text"><text:span text:style-name="T9">in</text:span></text:span><text:span text:style-name="Source_20_Text"><text:span text:style-name="T3"> </text:span></text:span><text:span text:style-name="Source_20_Text"><text:span text:style-name="T5">string</text:span></text:span><text:span text:style-name="Source_20_Text"><text:span text:style-name="T3"> </text:span></text:span><text:span text:style-name="Source_20_Text"><text:span text:style-name="T9">if</text:span></text:span><text:span text:style-name="Source_20_Text"><text:span text:style-name="T3"> </text:span></text:span><text:span text:style-name="Source_20_Text"><text:span text:style-name="T5">c</text:span></text:span><text:span text:style-name="Source_20_Text"><text:span text:style-name="T3"> </text:span></text:span><text:span text:style-name="Source_20_Text"><text:span text:style-name="T9">not</text:span></text:span><text:span text:style-name="Source_20_Text"><text:span text:style-name="T3"> </text:span></text:span><text:span text:style-name="Source_20_Text"><text:span text:style-name="T9">in</text:span></text:span><text:span text:style-name="Source_20_Text"><text:span text:style-name="T3"> </text:span></text:span><text:span text:style-name="Source_20_Text"><text:span text:style-name="T5">vowels</text:span></text:span><text:span text:style-name="Source_20_Text"><text:span text:style-name="T3">])</text:span></text:span></text:p>
      <text:p text:style-name="P4"><text:span text:style-name="Source_20_Text"><text:span text:style-name="T8">#=&gt; 'Hll 1 Wrld 2'</text:span></text:span></text:p>
      <text:p text:style-name="Text_20_body"/>
      <text:h text:style-name="P2" text:outline-level="2">41. В каких ситуациях пользуются методом rfind()?</text:h>
      <text:p text:style-name="P5"><text:line-break/><text:span text:style-name="T1">Метод </text:span><text:span text:style-name="Source_20_Text"><text:span text:style-name="T2">rfind()</text:span></text:span><text:span text:style-name="T4"> </text:span><text:span text:style-name="T1">похож на метод </text:span><text:span text:style-name="Source_20_Text"><text:span text:style-name="T2">find()</text:span></text:span><text:span text:style-name="T1">, но он, в отличие от </text:span><text:span text:style-name="Source_20_Text"><text:span text:style-name="T2">find()</text:span></text:span><text:span text:style-name="T1">, просматривает строку не слева направо, а справа налево, возвращая индекс первого найденного вхождения искомой подстроки.</text:span></text:p>
      <text:p text:style-name="P3"><text:soft-page-break/><text:span text:style-name="Source_20_Text"><text:span text:style-name="T5">story</text:span></text:span><text:span text:style-name="Source_20_Text"><text:span text:style-name="T3"> </text:span></text:span><text:span text:style-name="Source_20_Text"><text:span text:style-name="T6">=</text:span></text:span><text:span text:style-name="Source_20_Text"><text:span text:style-name="T3"> </text:span></text:span><text:span text:style-name="Source_20_Text"><text:span text:style-name="T7">'The price is right said Bob. The price is right.'</text:span></text:span></text:p>
      <text:p text:style-name="P4"><text:span text:style-name="Source_20_Text"><text:span text:style-name="T5">story</text:span></text:span><text:span text:style-name="Source_20_Text"><text:span text:style-name="T3">.</text:span></text:span><text:span text:style-name="Source_20_Text"><text:span text:style-name="T6">rfind</text:span></text:span><text:span text:style-name="Source_20_Text"><text:span text:style-name="T3">(</text:span></text:span><text:span text:style-name="Source_20_Text"><text:span text:style-name="T7">'is'</text:span></text:span><text:span text:style-name="Source_20_Text"><text:span text:style-name="T3">)</text:span></text:span></text:p>
      <text:p text:style-name="P4"><text:span text:style-name="Source_20_Text"><text:span text:style-name="T8">#=&gt; 39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Courier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Arial, sans-serif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01:22:13.567106827</meta:creation-date>
    <dc:date>2024-04-21T01:23:49.655041629</dc:date>
    <meta:editing-duration>PT1M38S</meta:editing-duration>
    <meta:editing-cycles>1</meta:editing-cycles>
    <meta:document-statistic meta:table-count="0" meta:image-count="0" meta:object-count="0" meta:page-count="16" meta:paragraph-count="214" meta:word-count="2006" meta:character-count="13711" meta:non-whitespace-character-count="11836"/>
    <meta:generator>LibreOffice/7.3.7.2$Linux_X86_64 LibreOffice_project/30$Build-2</meta:generator>
  </office:meta>
</office:document-meta>
</file>